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Hivatkoz_225_s" style:data-style-name="N0">
      <style:text-properties fo:color="#0563C1" style:text-underline-style="solid" style:text-underline-type="single"/>
    </style:style>
    <style:style style:name="ce4" style:family="table-cell" style:parent-style-name="Default" style:data-style-name="N0">
      <style:text-properties fo:color="#000000"/>
    </style:style>
    <style:style style:name="ce5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color="#4472C4" fo:font-weight="bold" style:font-weight-asian="bold" style:font-weight-complex="bold"/>
    </style:style>
    <style:style style:name="ce7" style:family="table-cell" style:parent-style-name="Default" style:data-style-name="N19">
      <style:text-properties fo:color="#4472C4" fo:font-weight="bold" style:font-weight-asian="bold" style:font-weight-complex="bold"/>
    </style:style>
    <style:style style:name="co1" style:family="table-column">
      <style:table-column-properties fo:break-before="auto" style:column-width="1.905cm" style:use-optimal-column-width="true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54cm" style:use-optimal-column-width="true"/>
    </style:style>
    <style:style style:name="co4" style:family="table-column">
      <style:table-column-properties fo:break-before="auto" style:column-width="2.35479166666667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5.05354166666667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2.936875cm"/>
    </style:style>
    <style:style style:name="co9" style:family="table-column">
      <style:table-column-properties fo:break-before="auto" style:column-width="2.64583333333333cm" style:use-optimal-column-width="true"/>
    </style:style>
    <style:style style:name="co10" style:family="table-column">
      <style:table-column-properties fo:break-before="auto" style:column-width="2.64583333333333cm"/>
    </style:style>
    <style:style style:name="co11" style:family="table-column">
      <style:table-column-properties fo:break-before="auto" style:column-width="2.75166666666667cm" style:use-optimal-column-width="true"/>
    </style:style>
    <style:style style:name="co12" style:family="table-column">
      <style:table-column-properties fo:break-before="auto" style:column-width="3.51895833333333cm" style:use-optimal-column-width="true"/>
    </style:style>
    <style:style style:name="co13" style:family="table-column">
      <style:table-column-properties fo:break-before="auto" style:column-width="4.7625cm" style:use-optimal-column-width="true"/>
    </style:style>
    <style:style style:name="co14" style:family="table-column">
      <style:table-column-properties fo:break-before="auto" style:column-width="1.93145833333333cm" style:use-optimal-column-width="true"/>
    </style:style>
    <style:style style:name="co15" style:family="table-column">
      <style:table-column-properties fo:break-before="auto" style:column-width="2.69875cm" style:use-optimal-column-width="true"/>
    </style:style>
    <style:style style:name="co16" style:family="table-column">
      <style:table-column-properties fo:break-before="auto" style:column-width="2.80458333333333cm" style:use-optimal-column-width="true"/>
    </style:style>
    <style:style style:name="co17" style:family="table-column">
      <style:table-column-properties fo:break-before="auto" style:column-width="4.86833333333333cm" style:use-optimal-column-width="true"/>
    </style:style>
    <style:style style:name="co18" style:family="table-column">
      <style:table-column-properties fo:break-before="auto" style:column-width="3.01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3N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16368" table:default-cell-style-name="ce1"/>
        <table:table-row table:style-name="ro1">
          <table:table-cell office:value-type="string" table:style-name="ce1">
            <text:p>Állat</text:p>
          </table:table-cell>
          <table:table-cell table:number-columns-repeated="8" table:style-name="ce1"/>
          <table:table-cell office:value-type="string" table:style-name="ce1">
            <text:p>Örökbefogadás</text:p>
          </table:table-cell>
          <table:table-cell table:number-columns-repeated="3" table:style-name="ce1"/>
          <table:table-cell office:value-type="string" table:style-name="ce1">
            <text:p>Örökbefogadó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allat_neve</text:p>
          </table:table-cell>
          <table:table-cell office:value-type="string" table:style-name="ce5">
            <text:p>faj</text:p>
          </table:table-cell>
          <table:table-cell office:value-type="string" table:style-name="ce5">
            <text:p>fajta</text:p>
          </table:table-cell>
          <table:table-cell office:value-type="string" table:style-name="ce5">
            <text:p>szuletesi_ido</text:p>
          </table:table-cell>
          <table:table-cell office:value-type="string" table:style-name="ce5">
            <text:p>nem</text:p>
          </table:table-cell>
          <table:table-cell office:value-type="string" table:style-name="ce5">
            <text:p>megjegyzes</text:p>
          </table:table-cell>
          <table:table-cell office:value-type="string" table:style-name="ce5">
            <text:p>nyilvantartasban</text:p>
          </table:table-cell>
          <table:table-cell table:number-columns-repeated="2" table:style-name="ce1"/>
          <table:table-cell office:value-type="string" table:style-name="ce5">
            <text:p>allat_neve</text:p>
          </table:table-cell>
          <table:table-cell office:value-type="string" table:style-name="ce5">
            <text:p>orokbefogadas</text:p>
          </table:table-cell>
          <table:table-cell office:value-type="string" table:style-name="ce5">
            <text:p>igazolvanyszam</text:p>
          </table:table-cell>
          <table:table-cell table:style-name="ce1"/>
          <table:table-cell office:value-type="string" table:style-name="ce5">
            <text:p>igazolvanyszam</text:p>
          </table:table-cell>
          <table:table-cell office:value-type="string" table:style-name="ce5">
            <text:p>orokbefogado_neve</text:p>
          </table:table-cell>
          <table:table-cell office:value-type="string" table:style-name="ce5">
            <text:p>emailcim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Métisz</text:p>
          </table:table-cell>
          <table:table-cell office:value-type="string" table:style-name="ce1">
            <text:p>macska</text:p>
          </table:table-cell>
          <table:table-cell office:value-type="string" table:style-name="ce1">
            <text:p>Maine Coon</text:p>
          </table:table-cell>
          <table:table-cell office:value-type="date" office:date-value="2009-01-22T00:00:00" table:style-name="ce2">
            <text:p>2009.01.22</text:p>
          </table:table-cell>
          <table:table-cell office:value-type="string" table:style-name="ce1">
            <text:p>szuka</text:p>
          </table:table-cell>
          <table:table-cell office:value-type="string" table:style-name="ce1">
            <text:p>betegség nincs</text:p>
          </table:table-cell>
          <table:table-cell office:value-type="date" office:date-value="2020-11-20T00:00:00" table:style-name="ce2">
            <text:p>2020.11.20</text:p>
          </table:table-cell>
          <table:table-cell table:number-columns-repeated="2" table:style-name="ce1"/>
          <table:table-cell office:value-type="string" table:style-name="ce6">
            <text:p>Morcika</text:p>
          </table:table-cell>
          <table:table-cell office:value-type="date" office:date-value="2022-10-15T00:00:00" table:style-name="ce7">
            <text:p>2022.10.15</text:p>
          </table:table-cell>
          <table:table-cell office:value-type="string" table:style-name="ce7">
            <text:p>152525MJ</text:p>
          </table:table-cell>
          <table:table-cell table:style-name="ce1"/>
          <table:table-cell office:value-type="string" table:style-name="ce7">
            <text:p>152525MJ</text:p>
          </table:table-cell>
          <table:table-cell office:value-type="string" table:style-name="ce1">
            <text:p>Józsika</text:p>
          </table:table-cell>
          <table:table-cell office:value-type="string" table:style-name="ce3">
            <text:p><text:a xlink:href="mailto:jozsibacsi@hotmail.com">jozsibacsi@hotmail.com</text:a>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Tacsi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tacskó</text:p>
          </table:table-cell>
          <table:table-cell office:value-type="date" office:date-value="2014-05-07T00:00:00" table:style-name="ce2">
            <text:p>2014.05.07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rákos, szürkehályog, rokkant</text:p>
          </table:table-cell>
          <table:table-cell office:value-type="date" office:date-value="2018-09-18T00:00:00" table:style-name="ce2">
            <text:p>2018.09.18</text:p>
          </table:table-cell>
          <table:table-cell table:number-columns-repeated="2" table:style-name="ce1"/>
          <table:table-cell office:value-type="string" table:style-name="ce6">
            <text:p>András</text:p>
          </table:table-cell>
          <table:table-cell office:value-type="date" office:date-value="2023-05-23T00:00:00" table:style-name="ce7">
            <text:p>2023.05.23</text:p>
          </table:table-cell>
          <table:table-cell office:value-type="string" table:style-name="ce7">
            <text:p>194425BB</text:p>
          </table:table-cell>
          <table:table-cell table:style-name="ce1"/>
          <table:table-cell office:value-type="string" table:style-name="ce7">
            <text:p>194425BB</text:p>
          </table:table-cell>
          <table:table-cell office:value-type="string" table:style-name="ce1">
            <text:p>Ferenc</text:p>
          </table:table-cell>
          <table:table-cell office:value-type="string" table:style-name="ce3">
            <text:p><text:a xlink:href="mailto:ferike34@gmail.com">ferike34@gmail.com</text:a>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Joker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kangal</text:p>
          </table:table-cell>
          <table:table-cell office:value-type="date" office:date-value="2015-02-08T00:00:00" table:style-name="ce2">
            <text:p>2015.02.08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e nincs</text:p>
          </table:table-cell>
          <table:table-cell office:value-type="date" office:date-value="2023-07-19T00:00:00" table:style-name="ce2">
            <text:p>2023.07.19</text:p>
          </table:table-cell>
          <table:table-cell table:number-columns-repeated="2" table:style-name="ce1"/>
          <table:table-cell office:value-type="string" table:style-name="ce6">
            <text:p>Franko</text:p>
          </table:table-cell>
          <table:table-cell office:value-type="date" office:date-value="2023-10-10T00:00:00" table:style-name="ce7">
            <text:p>2023.10.10</text:p>
          </table:table-cell>
          <table:table-cell office:value-type="string" table:style-name="ce7">
            <text:p>987654EF</text:p>
          </table:table-cell>
          <table:table-cell table:style-name="ce1"/>
          <table:table-cell office:value-type="string" table:style-name="ce7">
            <text:p>987654EF</text:p>
          </table:table-cell>
          <table:table-cell office:value-type="string" table:style-name="ce1">
            <text:p>Adam</text:p>
          </table:table-cell>
          <table:table-cell office:value-type="string" table:style-name="ce3">
            <text:p><text:a xlink:href="mailto:nagyadam@gmail.com">nagyadam@gmail.com</text:a>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Morcika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Rottweiler</text:p>
          </table:table-cell>
          <table:table-cell office:value-type="date" office:date-value="2015-12-24T00:00:00" table:style-name="ce2">
            <text:p>2015.12.24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e nincs</text:p>
          </table:table-cell>
          <table:table-cell office:value-type="date" office:date-value="2020-10-15T00:00:00" table:style-name="ce2">
            <text:p>2020.10.15</text:p>
          </table:table-cell>
          <table:table-cell table:number-columns-repeated="2" table:style-name="ce1"/>
          <table:table-cell office:value-type="string" table:style-name="ce6">
            <text:p>Kati</text:p>
          </table:table-cell>
          <table:table-cell office:value-type="date" office:date-value="2023-10-22T00:00:00" table:style-name="ce7">
            <text:p>2023.10.22</text:p>
          </table:table-cell>
          <table:table-cell office:value-type="string" table:style-name="ce7">
            <text:p>567432FD</text:p>
          </table:table-cell>
          <table:table-cell table:style-name="ce1"/>
          <table:table-cell office:value-type="string" table:style-name="ce7">
            <text:p>567432FD</text:p>
          </table:table-cell>
          <table:table-cell office:value-type="string" table:style-name="ce1">
            <text:p><text:s/>Janos</text:p>
          </table:table-cell>
          <table:table-cell office:value-type="string" table:style-name="ce3">
            <text:p><text:a xlink:href="mailto:nagyjanos@gmail.com">nagyjanos@gmail.com</text:a>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Bosco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stafford</text:p>
          </table:table-cell>
          <table:table-cell office:value-type="date" office:date-value="2016-03-18T00:00:00" table:style-name="ce2">
            <text:p>2016.03.18</text:p>
          </table:table-cell>
          <table:table-cell office:value-type="string" table:style-name="ce1">
            <text:p>kan</text:p>
          </table:table-cell>
          <table:table-cell table:style-name="ce1"/>
          <table:table-cell office:value-type="date" office:date-value="2023-09-11T00:00:00" table:style-name="ce2">
            <text:p>2023.09.11</text:p>
          </table:table-cell>
          <table:table-cell table:number-columns-repeated="2" table:style-name="ce1"/>
          <table:table-cell office:value-type="string" table:style-name="ce6">
            <text:p>Pocok</text:p>
          </table:table-cell>
          <table:table-cell office:value-type="date" office:date-value="2023-10-02T00:00:00" table:style-name="ce7">
            <text:p>2023.10.02</text:p>
          </table:table-cell>
          <table:table-cell office:value-type="string" table:style-name="ce7">
            <text:p>632901FF</text:p>
          </table:table-cell>
          <table:table-cell table:style-name="ce1"/>
          <table:table-cell office:value-type="string" table:style-name="ce7">
            <text:p>632901FF</text:p>
          </table:table-cell>
          <table:table-cell office:value-type="string" table:style-name="ce1">
            <text:p>Kálmán</text:p>
          </table:table-cell>
          <table:table-cell office:value-type="string" table:style-name="ce3">
            <text:p><text:a xlink:href="mailto:kálmán@gmail.com">kálmán@gmail.com</text:a>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András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vizsla</text:p>
          </table:table-cell>
          <table:table-cell office:value-type="date" office:date-value="2018-09-11T00:00:00" table:style-name="ce2">
            <text:p>2018.09.11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e nincs</text:p>
          </table:table-cell>
          <table:table-cell office:value-type="date" office:date-value="2022-11-22T00:00:00" table:style-name="ce2">
            <text:p>2022.11.22</text:p>
          </table:table-cell>
          <table:table-cell table:number-columns-repeated="2" table:style-name="ce1"/>
          <table:table-cell office:value-type="string" table:style-name="ce6">
            <text:p>Maci</text:p>
          </table:table-cell>
          <table:table-cell office:value-type="date" office:date-value="2022-10-02T00:00:00" table:style-name="ce7">
            <text:p>2022.10.02</text:p>
          </table:table-cell>
          <table:table-cell office:value-type="string" table:style-name="ce7">
            <text:p>306012BC</text:p>
          </table:table-cell>
          <table:table-cell table:style-name="ce1"/>
          <table:table-cell office:value-type="string" table:style-name="ce7">
            <text:p>306012BC</text:p>
          </table:table-cell>
          <table:table-cell office:value-type="string" table:style-name="ce1">
            <text:p>Majka</text:p>
          </table:table-cell>
          <table:table-cell office:value-type="string" table:style-name="ce3">
            <text:p><text:a xlink:href="mailto:majka@gmail.hu">majka@gmail.hu</text:a>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Franko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buldog</text:p>
          </table:table-cell>
          <table:table-cell office:value-type="date" office:date-value="2018-10-10T00:00:00" table:style-name="ce2">
            <text:p>2018.10.10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e nincs</text:p>
          </table:table-cell>
          <table:table-cell office:value-type="date" office:date-value="2023-08-10T00:00:00" table:style-name="ce2">
            <text:p>2023.08.10</text:p>
          </table:table-cell>
          <table:table-cell table:number-columns-repeated="2" table:style-name="ce1"/>
          <table:table-cell office:value-type="string" table:style-name="ce6">
            <text:p>Bodri</text:p>
          </table:table-cell>
          <table:table-cell office:value-type="date" office:date-value="2023-10-08T00:00:00" table:style-name="ce7">
            <text:p>2023.10.08</text:p>
          </table:table-cell>
          <table:table-cell office:value-type="string" table:style-name="ce7">
            <text:p>123456AB</text:p>
          </table:table-cell>
          <table:table-cell table:style-name="ce1"/>
          <table:table-cell office:value-type="string" table:style-name="ce7">
            <text:p>123456AB</text:p>
          </table:table-cell>
          <table:table-cell office:value-type="string" table:style-name="ce1">
            <text:p>Elemér</text:p>
          </table:table-cell>
          <table:table-cell office:value-type="string" table:style-name="ce3">
            <text:p><text:a xlink:href="mailto:elemer@posta.hu">elemer@posta.hu</text:a>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Kati</text:p>
          </table:table-cell>
          <table:table-cell office:value-type="string" table:style-name="ce1">
            <text:p>macska</text:p>
          </table:table-cell>
          <table:table-cell office:value-type="string" table:style-name="ce1">
            <text:p>perzsa</text:p>
          </table:table-cell>
          <table:table-cell office:value-type="date" office:date-value="2018-10-17T00:00:00" table:style-name="ce2">
            <text:p>2018.10.17</text:p>
          </table:table-cell>
          <table:table-cell office:value-type="string" table:style-name="ce1">
            <text:p>szuka</text:p>
          </table:table-cell>
          <table:table-cell office:value-type="string" table:style-name="ce1">
            <text:p>beteg</text:p>
          </table:table-cell>
          <table:table-cell office:value-type="date" office:date-value="2023-08-16T00:00:00" table:style-name="ce2">
            <text:p>2023.08.16</text:p>
          </table:table-cell>
          <table:table-cell table:number-columns-repeated="2" table:style-name="ce1"/>
          <table:table-cell office:value-type="string" table:style-name="ce6">
            <text:p>Cirmi</text:p>
          </table:table-cell>
          <table:table-cell office:value-type="date" office:date-value="2021-10-10T00:00:00" table:style-name="ce7">
            <text:p>2021.10.10</text:p>
          </table:table-cell>
          <table:table-cell office:value-type="string" table:style-name="ce7">
            <text:p>789546BK</text:p>
          </table:table-cell>
          <table:table-cell table:style-name="ce1"/>
          <table:table-cell office:value-type="string" table:style-name="ce7">
            <text:p>789546BK</text:p>
          </table:table-cell>
          <table:table-cell office:value-type="string" table:style-name="ce1">
            <text:p>Béla</text:p>
          </table:table-cell>
          <table:table-cell office:value-type="string" table:style-name="ce3">
            <text:p><text:a xlink:href="mailto:belavagyok@gmail.com">belavagyok@gmail.com</text:a>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Pocok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tacskó</text:p>
          </table:table-cell>
          <table:table-cell office:value-type="date" office:date-value="2019-03-05T00:00:00" table:style-name="ce2">
            <text:p>2019.03.05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e nincs</text:p>
          </table:table-cell>
          <table:table-cell office:value-type="date" office:date-value="2023-09-24T00:00:00" table:style-name="ce2">
            <text:p>2023.09.24</text:p>
          </table:table-cell>
          <table:table-cell table:number-columns-repeated="2" table:style-name="ce1"/>
          <table:table-cell office:value-type="string" table:style-name="ce6">
            <text:p>Maszat</text:p>
          </table:table-cell>
          <table:table-cell office:value-type="date" office:date-value="2023-03-01T00:00:00" table:style-name="ce7">
            <text:p>2023.03.01</text:p>
          </table:table-cell>
          <table:table-cell office:value-type="string" table:style-name="ce7">
            <text:p>199919JO</text:p>
          </table:table-cell>
          <table:table-cell table:style-name="ce1"/>
          <table:table-cell office:value-type="string" table:style-name="ce7">
            <text:p>199919JO</text:p>
          </table:table-cell>
          <table:table-cell office:value-type="string" table:style-name="ce1">
            <text:p>Pista</text:p>
          </table:table-cell>
          <table:table-cell office:value-type="string" table:style-name="ce3">
            <text:p><text:a xlink:href="mailto:mcpista@freemail.hu">mcpista@freemail.hu</text:a>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Maci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németjuhasz</text:p>
          </table:table-cell>
          <table:table-cell office:value-type="date" office:date-value="2019-10-01T00:00:00" table:style-name="ce2">
            <text:p>2019.10.01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egészséges</text:p>
          </table:table-cell>
          <table:table-cell office:value-type="date" office:date-value="2020-10-01T00:00:00" table:style-name="ce2">
            <text:p>2020.10.01</text:p>
          </table:table-cell>
          <table:table-cell table:number-columns-repeated="2" table:style-name="ce1"/>
          <table:table-cell office:value-type="string" table:style-name="ce6">
            <text:p>Gazsi</text:p>
          </table:table-cell>
          <table:table-cell office:value-type="date" office:date-value="2023-10-10T00:00:00" table:style-name="ce7">
            <text:p>2023.10.10</text:p>
          </table:table-cell>
          <table:table-cell office:value-type="string" table:style-name="ce7">
            <text:p>543235HR</text:p>
          </table:table-cell>
          <table:table-cell table:style-name="ce1"/>
          <table:table-cell office:value-type="string" table:style-name="ce7">
            <text:p>543235HR</text:p>
          </table:table-cell>
          <table:table-cell office:value-type="string" table:style-name="ce1">
            <text:p>Blanka</text:p>
          </table:table-cell>
          <table:table-cell office:value-type="string" table:style-name="ce3">
            <text:p><text:a xlink:href="mailto:kutyabarat11@citromail.hu">kutyabarat11@citromail.hu</text:a>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Bodri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puli</text:p>
          </table:table-cell>
          <table:table-cell office:value-type="date" office:date-value="2020-10-10T00:00:00" table:style-name="ce2">
            <text:p>2020.10.10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e nincs</text:p>
          </table:table-cell>
          <table:table-cell office:value-type="date" office:date-value="2023-09-09T00:00:00" table:style-name="ce2">
            <text:p>2023.09.09</text:p>
          </table:table-cell>
          <table:table-cell table:number-columns-repeated="2" table:style-name="ce1"/>
          <table:table-cell office:value-type="string" table:style-name="ce6">
            <text:p>Mónika</text:p>
          </table:table-cell>
          <table:table-cell office:value-type="date" office:date-value="2022-05-02T00:00:00" table:style-name="ce7">
            <text:p>2022.05.02</text:p>
          </table:table-cell>
          <table:table-cell office:value-type="string" table:style-name="ce7">
            <text:p>34t456EF</text:p>
          </table:table-cell>
          <table:table-cell table:style-name="ce1"/>
          <table:table-cell office:value-type="string" table:style-name="ce7">
            <text:p>34t456EF</text:p>
          </table:table-cell>
          <table:table-cell office:value-type="string" table:style-name="ce1">
            <text:p>Edit anya</text:p>
          </table:table-cell>
          <table:table-cell office:value-type="string" table:style-name="ce3">
            <text:p><text:a xlink:href="mailto:edit_anyu@gmail.com">edit_anyu@gmail.com</text:a>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Cirmi</text:p>
          </table:table-cell>
          <table:table-cell office:value-type="string" table:style-name="ce1">
            <text:p>macska</text:p>
          </table:table-cell>
          <table:table-cell office:value-type="string" table:style-name="ce1">
            <text:p>perzsa</text:p>
          </table:table-cell>
          <table:table-cell office:value-type="date" office:date-value="2020-10-20T00:00:00" table:style-name="ce2">
            <text:p>2020.10.20</text:p>
          </table:table-cell>
          <table:table-cell office:value-type="string" table:style-name="ce1">
            <text:p>szuka</text:p>
          </table:table-cell>
          <table:table-cell office:value-type="string" table:style-name="ce1">
            <text:p>betegsége nincs</text:p>
          </table:table-cell>
          <table:table-cell office:value-type="date" office:date-value="2021-02-10T00:00:00" table:style-name="ce2">
            <text:p>2021.02.1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Maszat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Tibeti Masztiff</text:p>
          </table:table-cell>
          <table:table-cell office:value-type="date" office:date-value="2021-01-01T00:00:00" table:style-name="ce2">
            <text:p>2021.01.01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 nincs</text:p>
          </table:table-cell>
          <table:table-cell office:value-type="date" office:date-value="2023-02-27T00:00:00" table:style-name="ce2">
            <text:p>2023.02.2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alco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palotapincsi</text:p>
          </table:table-cell>
          <table:table-cell office:value-type="date" office:date-value="2021-01-05T00:00:00" table:style-name="ce2">
            <text:p>2021.01.05</text:p>
          </table:table-cell>
          <table:table-cell office:value-type="string" table:style-name="ce1">
            <text:p>szuka</text:p>
          </table:table-cell>
          <table:table-cell office:value-type="string" table:style-name="ce4">
            <text:p>játékos</text:p>
          </table:table-cell>
          <table:table-cell office:value-type="date" office:date-value="2021-03-16T00:00:00" table:style-name="ce2">
            <text:p>2021.03.1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Gazsi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Mobsz</text:p>
          </table:table-cell>
          <table:table-cell office:value-type="date" office:date-value="2021-01-11T00:00:00" table:style-name="ce2">
            <text:p>2021.01.11</text:p>
          </table:table-cell>
          <table:table-cell office:value-type="string" table:style-name="ce1">
            <text:p>szuka</text:p>
          </table:table-cell>
          <table:table-cell office:value-type="string" table:style-name="ce1">
            <text:p>csinos</text:p>
          </table:table-cell>
          <table:table-cell office:value-type="date" office:date-value="2023-05-10T00:00:00" table:style-name="ce2">
            <text:p>2023.05.1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Mónika</text:p>
          </table:table-cell>
          <table:table-cell office:value-type="string" table:style-name="ce1">
            <text:p>matka</text:p>
          </table:table-cell>
          <table:table-cell office:value-type="string" table:style-name="ce1">
            <text:p>utca matka</text:p>
          </table:table-cell>
          <table:table-cell office:value-type="date" office:date-value="2024-01-01T00:00:00" table:style-name="ce2">
            <text:p>2024.01.01</text:p>
          </table:table-cell>
          <table:table-cell office:value-type="string" table:style-name="ce1">
            <text:p>szuka</text:p>
          </table:table-cell>
          <table:table-cell office:value-type="string" table:style-name="ce1">
            <text:p>allandoan fial</text:p>
          </table:table-cell>
          <table:table-cell office:value-type="date" office:date-value="1956-08-06T00:00:00" table:style-name="ce2">
            <text:p>1956.08.06</text:p>
          </table:table-cell>
          <table:table-cell table:number-columns-repeated="16377"/>
        </table:table-row>
        <table:table-row table:number-rows-repeated="1048558" table:style-name="ro1">
          <table:table-cell table:number-columns-repeated="16384"/>
        </table:table-row>
      </table:table>
      <table:table table:name="orokbefogado" table:style-name="ta1">
        <table:table-column table:style-name="co5" table:number-columns-repeated="16384" table:default-cell-style-name="ce1"/>
        <table:table-row table:style-name="ro1">
          <table:table-cell office:value-type="string" table:style-name="ce5">
            <text:p>igazolvanyszam</text:p>
          </table:table-cell>
          <table:table-cell office:value-type="string" table:style-name="ce5">
            <text:p>orokbefogado_neve</text:p>
          </table:table-cell>
          <table:table-cell office:value-type="string" table:style-name="ce5">
            <text:p>emailcim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152525MJ</text:p>
          </table:table-cell>
          <table:table-cell office:value-type="string" table:style-name="ce1">
            <text:p>Józsika</text:p>
          </table:table-cell>
          <table:table-cell office:value-type="string" table:style-name="ce3">
            <text:p><text:a xlink:href="mailto:jozsibacsi@hotmail.com">jozsibacsi@hotmail.com</text:a>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194425BB</text:p>
          </table:table-cell>
          <table:table-cell office:value-type="string" table:style-name="ce1">
            <text:p>Ferenc</text:p>
          </table:table-cell>
          <table:table-cell office:value-type="string" table:style-name="ce3">
            <text:p><text:a xlink:href="mailto:ferike34@gmail.com">ferike34@gmail.com</text:a>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987654EF</text:p>
          </table:table-cell>
          <table:table-cell office:value-type="string" table:style-name="ce1">
            <text:p>Adam</text:p>
          </table:table-cell>
          <table:table-cell office:value-type="string" table:style-name="ce3">
            <text:p><text:a xlink:href="mailto:nagyadam@gmail.com">nagyadam@gmail.com</text:a>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567432FD</text:p>
          </table:table-cell>
          <table:table-cell office:value-type="string" table:style-name="ce1">
            <text:p><text:s/>Janos</text:p>
          </table:table-cell>
          <table:table-cell office:value-type="string" table:style-name="ce3">
            <text:p><text:a xlink:href="mailto:nagyjanos@gmail.com">nagyjanos@gmail.com</text:a>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632901FF</text:p>
          </table:table-cell>
          <table:table-cell office:value-type="string" table:style-name="ce1">
            <text:p>Kálmán</text:p>
          </table:table-cell>
          <table:table-cell office:value-type="string" table:style-name="ce3">
            <text:p><text:a xlink:href="mailto:kálmán@gmail.com">kálmán@gmail.com</text:a>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306012BC</text:p>
          </table:table-cell>
          <table:table-cell office:value-type="string" table:style-name="ce1">
            <text:p>Majka</text:p>
          </table:table-cell>
          <table:table-cell office:value-type="string" table:style-name="ce3">
            <text:p><text:a xlink:href="mailto:majka@gmail.hu">majka@gmail.hu</text:a>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123456AB</text:p>
          </table:table-cell>
          <table:table-cell office:value-type="string" table:style-name="ce1">
            <text:p>Elemér</text:p>
          </table:table-cell>
          <table:table-cell office:value-type="string" table:style-name="ce3">
            <text:p><text:a xlink:href="mailto:elemer@posta.hu">elemer@posta.hu</text:a>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789546BK</text:p>
          </table:table-cell>
          <table:table-cell office:value-type="string" table:style-name="ce1">
            <text:p>Béla</text:p>
          </table:table-cell>
          <table:table-cell office:value-type="string" table:style-name="ce3">
            <text:p><text:a xlink:href="mailto:belavagyok@gmail.com">belavagyok@gmail.com</text:a>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199919JO</text:p>
          </table:table-cell>
          <table:table-cell office:value-type="string" table:style-name="ce1">
            <text:p>Pista</text:p>
          </table:table-cell>
          <table:table-cell office:value-type="string" table:style-name="ce3">
            <text:p><text:a xlink:href="mailto:mcpista@freemail.hu">mcpista@freemail.hu</text:a>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543235HR</text:p>
          </table:table-cell>
          <table:table-cell office:value-type="string" table:style-name="ce1">
            <text:p>Blanka</text:p>
          </table:table-cell>
          <table:table-cell office:value-type="string" table:style-name="ce3">
            <text:p><text:a xlink:href="mailto:kutyabarat11@citromail.hu">kutyabarat11@citromail.hu</text:a>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34t456EF</text:p>
          </table:table-cell>
          <table:table-cell office:value-type="string" table:style-name="ce1">
            <text:p>Edit anya</text:p>
          </table:table-cell>
          <table:table-cell office:value-type="string" table:style-name="ce3">
            <text:p><text:a xlink:href="mailto:edit_anyu@gmail.com">edit_anyu@gmail.com</text:a>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  <table:table table:name="orokbefogadas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5">
            <text:p>allat_neve</text:p>
          </table:table-cell>
          <table:table-cell office:value-type="string" table:style-name="ce5">
            <text:p>orokbefogadas</text:p>
          </table:table-cell>
          <table:table-cell office:value-type="string" table:style-name="ce5">
            <text:p>igazolvanyszam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Morcika</text:p>
          </table:table-cell>
          <table:table-cell office:value-type="date" office:date-value="2022-10-15T00:00:00" table:style-name="ce7">
            <text:p>2022.10.15</text:p>
          </table:table-cell>
          <table:table-cell office:value-type="string" table:style-name="ce7">
            <text:p>152525MJ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András</text:p>
          </table:table-cell>
          <table:table-cell office:value-type="date" office:date-value="2023-05-23T00:00:00" table:style-name="ce7">
            <text:p>2023.05.23</text:p>
          </table:table-cell>
          <table:table-cell office:value-type="string" table:style-name="ce7">
            <text:p>194425BB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Franko</text:p>
          </table:table-cell>
          <table:table-cell office:value-type="date" office:date-value="2023-10-10T00:00:00" table:style-name="ce7">
            <text:p>2023.10.10</text:p>
          </table:table-cell>
          <table:table-cell office:value-type="string" table:style-name="ce7">
            <text:p>987654EF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Kati</text:p>
          </table:table-cell>
          <table:table-cell office:value-type="date" office:date-value="2023-10-22T00:00:00" table:style-name="ce7">
            <text:p>2023.10.22</text:p>
          </table:table-cell>
          <table:table-cell office:value-type="string" table:style-name="ce7">
            <text:p>567432FD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Pocok</text:p>
          </table:table-cell>
          <table:table-cell office:value-type="date" office:date-value="2023-10-02T00:00:00" table:style-name="ce7">
            <text:p>2023.10.02</text:p>
          </table:table-cell>
          <table:table-cell office:value-type="string" table:style-name="ce7">
            <text:p>632901FF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Maci</text:p>
          </table:table-cell>
          <table:table-cell office:value-type="date" office:date-value="2022-10-02T00:00:00" table:style-name="ce7">
            <text:p>2022.10.02</text:p>
          </table:table-cell>
          <table:table-cell office:value-type="string" table:style-name="ce7">
            <text:p>306012BC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Bodri</text:p>
          </table:table-cell>
          <table:table-cell office:value-type="date" office:date-value="2023-10-08T00:00:00" table:style-name="ce7">
            <text:p>2023.10.08</text:p>
          </table:table-cell>
          <table:table-cell office:value-type="string" table:style-name="ce7">
            <text:p>123456AB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Cirmi</text:p>
          </table:table-cell>
          <table:table-cell office:value-type="date" office:date-value="2021-10-10T00:00:00" table:style-name="ce7">
            <text:p>2021.10.10</text:p>
          </table:table-cell>
          <table:table-cell office:value-type="string" table:style-name="ce7">
            <text:p>789546BK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Maszat</text:p>
          </table:table-cell>
          <table:table-cell office:value-type="date" office:date-value="2023-03-01T00:00:00" table:style-name="ce7">
            <text:p>2023.03.01</text:p>
          </table:table-cell>
          <table:table-cell office:value-type="string" table:style-name="ce7">
            <text:p>199919J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Gazsi</text:p>
          </table:table-cell>
          <table:table-cell office:value-type="date" office:date-value="2023-10-10T00:00:00" table:style-name="ce7">
            <text:p>2023.10.10</text:p>
          </table:table-cell>
          <table:table-cell office:value-type="string" table:style-name="ce7">
            <text:p>543235HR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Mónika</text:p>
          </table:table-cell>
          <table:table-cell office:value-type="date" office:date-value="2022-05-02T00:00:00" table:style-name="ce7">
            <text:p>2022.05.02</text:p>
          </table:table-cell>
          <table:table-cell office:value-type="string" table:style-name="ce7">
            <text:p>34t456EF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  <table:table table:name="allat" table:style-name="ta1">
        <table:table-column table:style-name="co5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7" table:default-cell-style-name="ce1"/>
        <table:table-column table:style-name="co18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5">
            <text:p>allat_neve</text:p>
          </table:table-cell>
          <table:table-cell office:value-type="string" table:style-name="ce5">
            <text:p>faj</text:p>
          </table:table-cell>
          <table:table-cell office:value-type="string" table:style-name="ce5">
            <text:p>fajta</text:p>
          </table:table-cell>
          <table:table-cell office:value-type="string" table:style-name="ce5">
            <text:p>szuletesi_ido</text:p>
          </table:table-cell>
          <table:table-cell office:value-type="string" table:style-name="ce5">
            <text:p>nem</text:p>
          </table:table-cell>
          <table:table-cell office:value-type="string" table:style-name="ce5">
            <text:p>megjegyzes</text:p>
          </table:table-cell>
          <table:table-cell office:value-type="string" table:style-name="ce5">
            <text:p>nyilvantartasban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Métisz</text:p>
          </table:table-cell>
          <table:table-cell office:value-type="string" table:style-name="ce1">
            <text:p>macska</text:p>
          </table:table-cell>
          <table:table-cell office:value-type="string" table:style-name="ce1">
            <text:p>Maine Coon</text:p>
          </table:table-cell>
          <table:table-cell office:value-type="date" office:date-value="2009-01-22T00:00:00" table:style-name="ce2">
            <text:p>2009.01.22</text:p>
          </table:table-cell>
          <table:table-cell office:value-type="string" table:style-name="ce1">
            <text:p>szuka</text:p>
          </table:table-cell>
          <table:table-cell office:value-type="string" table:style-name="ce1">
            <text:p>betegség nincs</text:p>
          </table:table-cell>
          <table:table-cell office:value-type="date" office:date-value="2020-11-20T00:00:00" table:style-name="ce2">
            <text:p>2020.11.2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Tacsi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tacskó</text:p>
          </table:table-cell>
          <table:table-cell office:value-type="date" office:date-value="2014-05-07T00:00:00" table:style-name="ce2">
            <text:p>2014.05.07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rákos, szürkehályog, rokkant</text:p>
          </table:table-cell>
          <table:table-cell office:value-type="date" office:date-value="2018-09-18T00:00:00" table:style-name="ce2">
            <text:p>2018.09.1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Joker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kangal</text:p>
          </table:table-cell>
          <table:table-cell office:value-type="date" office:date-value="2015-02-08T00:00:00" table:style-name="ce2">
            <text:p>2015.02.08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e nincs</text:p>
          </table:table-cell>
          <table:table-cell office:value-type="date" office:date-value="2023-07-19T00:00:00" table:style-name="ce2">
            <text:p>2023.07.1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Morcika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Rottweiler</text:p>
          </table:table-cell>
          <table:table-cell office:value-type="date" office:date-value="2015-12-24T00:00:00" table:style-name="ce2">
            <text:p>2015.12.24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e nincs</text:p>
          </table:table-cell>
          <table:table-cell office:value-type="date" office:date-value="2020-10-15T00:00:00" table:style-name="ce2">
            <text:p>2020.10.1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Bosco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stafford</text:p>
          </table:table-cell>
          <table:table-cell office:value-type="date" office:date-value="2016-03-18T00:00:00" table:style-name="ce2">
            <text:p>2016.03.18</text:p>
          </table:table-cell>
          <table:table-cell office:value-type="string" table:style-name="ce1">
            <text:p>kan</text:p>
          </table:table-cell>
          <table:table-cell table:style-name="ce1"/>
          <table:table-cell office:value-type="date" office:date-value="2023-09-11T00:00:00" table:style-name="ce2">
            <text:p>2023.09.1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András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vizsla</text:p>
          </table:table-cell>
          <table:table-cell office:value-type="date" office:date-value="2018-09-11T00:00:00" table:style-name="ce2">
            <text:p>2018.09.11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e nincs</text:p>
          </table:table-cell>
          <table:table-cell office:value-type="date" office:date-value="2022-11-22T00:00:00" table:style-name="ce2">
            <text:p>2022.11.2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ranko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buldog</text:p>
          </table:table-cell>
          <table:table-cell office:value-type="date" office:date-value="2018-10-10T00:00:00" table:style-name="ce2">
            <text:p>2018.10.10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e nincs</text:p>
          </table:table-cell>
          <table:table-cell office:value-type="date" office:date-value="2023-08-10T00:00:00" table:style-name="ce2">
            <text:p>2023.08.1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Kati</text:p>
          </table:table-cell>
          <table:table-cell office:value-type="string" table:style-name="ce1">
            <text:p>macska</text:p>
          </table:table-cell>
          <table:table-cell office:value-type="string" table:style-name="ce1">
            <text:p>perzsa</text:p>
          </table:table-cell>
          <table:table-cell office:value-type="date" office:date-value="2018-10-17T00:00:00" table:style-name="ce2">
            <text:p>2018.10.17</text:p>
          </table:table-cell>
          <table:table-cell office:value-type="string" table:style-name="ce1">
            <text:p>szuka</text:p>
          </table:table-cell>
          <table:table-cell office:value-type="string" table:style-name="ce1">
            <text:p>beteg</text:p>
          </table:table-cell>
          <table:table-cell office:value-type="date" office:date-value="2023-08-16T00:00:00" table:style-name="ce2">
            <text:p>2023.08.1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ocok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tacskó</text:p>
          </table:table-cell>
          <table:table-cell office:value-type="date" office:date-value="2019-03-05T00:00:00" table:style-name="ce2">
            <text:p>2019.03.05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e nincs</text:p>
          </table:table-cell>
          <table:table-cell office:value-type="date" office:date-value="2023-09-24T00:00:00" table:style-name="ce2">
            <text:p>2023.09.2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Maci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németjuhasz</text:p>
          </table:table-cell>
          <table:table-cell office:value-type="date" office:date-value="2019-10-01T00:00:00" table:style-name="ce2">
            <text:p>2019.10.01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egészséges</text:p>
          </table:table-cell>
          <table:table-cell office:value-type="date" office:date-value="2020-10-01T00:00:00" table:style-name="ce2">
            <text:p>2020.10.0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Bodri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puli</text:p>
          </table:table-cell>
          <table:table-cell office:value-type="date" office:date-value="2020-10-10T00:00:00" table:style-name="ce2">
            <text:p>2020.10.10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e nincs</text:p>
          </table:table-cell>
          <table:table-cell office:value-type="date" office:date-value="2023-09-09T00:00:00" table:style-name="ce2">
            <text:p>2023.09.0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Cirmi</text:p>
          </table:table-cell>
          <table:table-cell office:value-type="string" table:style-name="ce1">
            <text:p>macska</text:p>
          </table:table-cell>
          <table:table-cell office:value-type="string" table:style-name="ce1">
            <text:p>perzsa</text:p>
          </table:table-cell>
          <table:table-cell office:value-type="date" office:date-value="2020-10-20T00:00:00" table:style-name="ce2">
            <text:p>2020.10.20</text:p>
          </table:table-cell>
          <table:table-cell office:value-type="string" table:style-name="ce1">
            <text:p>szuka</text:p>
          </table:table-cell>
          <table:table-cell office:value-type="string" table:style-name="ce1">
            <text:p>betegsége nincs</text:p>
          </table:table-cell>
          <table:table-cell office:value-type="date" office:date-value="2021-02-10T00:00:00" table:style-name="ce2">
            <text:p>2021.02.1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Maszat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Tibeti Masztiff</text:p>
          </table:table-cell>
          <table:table-cell office:value-type="date" office:date-value="2021-01-01T00:00:00" table:style-name="ce2">
            <text:p>2021.01.01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 nincs</text:p>
          </table:table-cell>
          <table:table-cell office:value-type="date" office:date-value="2023-02-27T00:00:00" table:style-name="ce2">
            <text:p>2023.02.2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alco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palotapincsi</text:p>
          </table:table-cell>
          <table:table-cell office:value-type="date" office:date-value="2021-01-05T00:00:00" table:style-name="ce2">
            <text:p>2021.01.05</text:p>
          </table:table-cell>
          <table:table-cell office:value-type="string" table:style-name="ce1">
            <text:p>szuka</text:p>
          </table:table-cell>
          <table:table-cell office:value-type="string" table:style-name="ce4">
            <text:p>játékos</text:p>
          </table:table-cell>
          <table:table-cell office:value-type="date" office:date-value="2021-03-16T00:00:00" table:style-name="ce2">
            <text:p>2021.03.1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Gazsi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Mobsz</text:p>
          </table:table-cell>
          <table:table-cell office:value-type="date" office:date-value="2021-01-11T00:00:00" table:style-name="ce2">
            <text:p>2021.01.11</text:p>
          </table:table-cell>
          <table:table-cell office:value-type="string" table:style-name="ce1">
            <text:p>szuka</text:p>
          </table:table-cell>
          <table:table-cell office:value-type="string" table:style-name="ce1">
            <text:p>csinos</text:p>
          </table:table-cell>
          <table:table-cell office:value-type="date" office:date-value="2023-05-10T00:00:00" table:style-name="ce2">
            <text:p>2023.05.1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Mónika</text:p>
          </table:table-cell>
          <table:table-cell office:value-type="string" table:style-name="ce1">
            <text:p>matka</text:p>
          </table:table-cell>
          <table:table-cell office:value-type="string" table:style-name="ce1">
            <text:p>utca matka</text:p>
          </table:table-cell>
          <table:table-cell office:value-type="date" office:date-value="2024-01-01T00:00:00" table:style-name="ce2">
            <text:p>2024.01.01</text:p>
          </table:table-cell>
          <table:table-cell office:value-type="string" table:style-name="ce1">
            <text:p>szuka</text:p>
          </table:table-cell>
          <table:table-cell office:value-type="string" table:style-name="ce1">
            <text:p>allandoan fial</text:p>
          </table:table-cell>
          <table:table-cell office:value-type="date" office:date-value="1956-08-06T00:00:00" table:style-name="ce2">
            <text:p>1956.08.06</text:p>
          </table:table-cell>
          <table:table-cell table:number-columns-repeated="16377"/>
        </table:table-row>
        <table:table-row table:number-rows-repeated="1048559" table:style-name="ro1">
          <table:table-cell table:number-columns-repeated="16384"/>
        </table:table-row>
      </table:table>
      <table:table table:name="2N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16368" table:default-cell-style-name="ce1"/>
        <table:table-row table:style-name="ro1">
          <table:table-cell office:value-type="string" table:style-name="ce1">
            <text:p>Állat</text:p>
          </table:table-cell>
          <table:table-cell table:number-columns-repeated="8" table:style-name="ce1"/>
          <table:table-cell office:value-type="string" table:style-name="ce1">
            <text:p>Örökbefogadás</text:p>
          </table:table-cell>
          <table:table-cell table:number-columns-repeated="3" table:style-name="ce1"/>
          <table:table-cell office:value-type="string" table:style-name="ce1">
            <text:p>Örökbefogadó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allat_neve</text:p>
          </table:table-cell>
          <table:table-cell office:value-type="string" table:style-name="ce5">
            <text:p>faj</text:p>
          </table:table-cell>
          <table:table-cell office:value-type="string" table:style-name="ce5">
            <text:p>fajta</text:p>
          </table:table-cell>
          <table:table-cell office:value-type="string" table:style-name="ce5">
            <text:p>szuletesi_ido</text:p>
          </table:table-cell>
          <table:table-cell office:value-type="string" table:style-name="ce5">
            <text:p>nem</text:p>
          </table:table-cell>
          <table:table-cell office:value-type="string" table:style-name="ce5">
            <text:p>megjegyzes</text:p>
          </table:table-cell>
          <table:table-cell office:value-type="string" table:style-name="ce5">
            <text:p>nyilvantartasban</text:p>
          </table:table-cell>
          <table:table-cell table:number-columns-repeated="2" table:style-name="ce1"/>
          <table:table-cell office:value-type="string" table:style-name="ce5">
            <text:p>allat_neve</text:p>
          </table:table-cell>
          <table:table-cell office:value-type="string" table:style-name="ce5">
            <text:p>orokbefogadas</text:p>
          </table:table-cell>
          <table:table-cell office:value-type="string" table:style-name="ce5">
            <text:p>igazolvanyszam</text:p>
          </table:table-cell>
          <table:table-cell table:style-name="ce1"/>
          <table:table-cell office:value-type="string" table:style-name="ce5">
            <text:p>igazolvanyszam</text:p>
          </table:table-cell>
          <table:table-cell office:value-type="string" table:style-name="ce5">
            <text:p>orokbefogado_neve</text:p>
          </table:table-cell>
          <table:table-cell office:value-type="string" table:style-name="ce5">
            <text:p>emailcim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Métisz</text:p>
          </table:table-cell>
          <table:table-cell office:value-type="string" table:style-name="ce1">
            <text:p>macska</text:p>
          </table:table-cell>
          <table:table-cell office:value-type="string" table:style-name="ce1">
            <text:p>Maine Coon</text:p>
          </table:table-cell>
          <table:table-cell office:value-type="date" office:date-value="2009-01-22T00:00:00" table:style-name="ce2">
            <text:p>2009.01.22</text:p>
          </table:table-cell>
          <table:table-cell office:value-type="string" table:style-name="ce1">
            <text:p>szuka</text:p>
          </table:table-cell>
          <table:table-cell office:value-type="string" table:style-name="ce1">
            <text:p>betegség nincs</text:p>
          </table:table-cell>
          <table:table-cell office:value-type="date" office:date-value="2020-11-20T00:00:00" table:style-name="ce2">
            <text:p>2020.11.20</text:p>
          </table:table-cell>
          <table:table-cell table:number-columns-repeated="2" table:style-name="ce1"/>
          <table:table-cell office:value-type="string" table:style-name="ce6">
            <text:p>Morcika</text:p>
          </table:table-cell>
          <table:table-cell office:value-type="date" office:date-value="2022-10-15T00:00:00" table:style-name="ce7">
            <text:p>2022.10.15</text:p>
          </table:table-cell>
          <table:table-cell office:value-type="string" table:style-name="ce7">
            <text:p>152525MJ</text:p>
          </table:table-cell>
          <table:table-cell table:style-name="ce1"/>
          <table:table-cell office:value-type="string" table:style-name="ce7">
            <text:p>152525MJ</text:p>
          </table:table-cell>
          <table:table-cell office:value-type="string" table:style-name="ce1">
            <text:p>Józsika</text:p>
          </table:table-cell>
          <table:table-cell office:value-type="string" table:style-name="ce3">
            <text:p><text:a xlink:href="mailto:jozsibacsi@hotmail.com">jozsibacsi@hotmail.com</text:a>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Tacsi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tacskó</text:p>
          </table:table-cell>
          <table:table-cell office:value-type="date" office:date-value="2014-05-07T00:00:00" table:style-name="ce2">
            <text:p>2014.05.07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rákos, szürkehályog, rokkant</text:p>
          </table:table-cell>
          <table:table-cell office:value-type="date" office:date-value="2018-09-18T00:00:00" table:style-name="ce2">
            <text:p>2018.09.18</text:p>
          </table:table-cell>
          <table:table-cell table:number-columns-repeated="2" table:style-name="ce1"/>
          <table:table-cell office:value-type="string" table:style-name="ce6">
            <text:p>András</text:p>
          </table:table-cell>
          <table:table-cell office:value-type="date" office:date-value="2023-05-23T00:00:00" table:style-name="ce7">
            <text:p>2023.05.23</text:p>
          </table:table-cell>
          <table:table-cell office:value-type="string" table:style-name="ce7">
            <text:p>194425BB</text:p>
          </table:table-cell>
          <table:table-cell table:style-name="ce1"/>
          <table:table-cell office:value-type="string" table:style-name="ce7">
            <text:p>194425BB</text:p>
          </table:table-cell>
          <table:table-cell office:value-type="string" table:style-name="ce1">
            <text:p>Ferenc</text:p>
          </table:table-cell>
          <table:table-cell office:value-type="string" table:style-name="ce3">
            <text:p><text:a xlink:href="mailto:ferike34@gmail.com">ferike34@gmail.com</text:a>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Joker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kangal</text:p>
          </table:table-cell>
          <table:table-cell office:value-type="date" office:date-value="2015-02-08T00:00:00" table:style-name="ce2">
            <text:p>2015.02.08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e nincs</text:p>
          </table:table-cell>
          <table:table-cell office:value-type="date" office:date-value="2023-07-19T00:00:00" table:style-name="ce2">
            <text:p>2023.07.19</text:p>
          </table:table-cell>
          <table:table-cell table:number-columns-repeated="2" table:style-name="ce1"/>
          <table:table-cell office:value-type="string" table:style-name="ce6">
            <text:p>Franko</text:p>
          </table:table-cell>
          <table:table-cell office:value-type="date" office:date-value="2023-10-10T00:00:00" table:style-name="ce7">
            <text:p>2023.10.10</text:p>
          </table:table-cell>
          <table:table-cell office:value-type="string" table:style-name="ce7">
            <text:p>987654EF</text:p>
          </table:table-cell>
          <table:table-cell table:style-name="ce1"/>
          <table:table-cell office:value-type="string" table:style-name="ce7">
            <text:p>987654EF</text:p>
          </table:table-cell>
          <table:table-cell office:value-type="string" table:style-name="ce1">
            <text:p>Adam</text:p>
          </table:table-cell>
          <table:table-cell office:value-type="string" table:style-name="ce3">
            <text:p><text:a xlink:href="mailto:nagyadam@gmail.com">nagyadam@gmail.com</text:a>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Morcika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Rottweiler</text:p>
          </table:table-cell>
          <table:table-cell office:value-type="date" office:date-value="2015-12-24T00:00:00" table:style-name="ce2">
            <text:p>2015.12.24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e nincs</text:p>
          </table:table-cell>
          <table:table-cell office:value-type="date" office:date-value="2020-10-15T00:00:00" table:style-name="ce2">
            <text:p>2020.10.15</text:p>
          </table:table-cell>
          <table:table-cell table:number-columns-repeated="2" table:style-name="ce1"/>
          <table:table-cell office:value-type="string" table:style-name="ce6">
            <text:p>Kati</text:p>
          </table:table-cell>
          <table:table-cell office:value-type="date" office:date-value="2023-10-22T00:00:00" table:style-name="ce7">
            <text:p>2023.10.22</text:p>
          </table:table-cell>
          <table:table-cell office:value-type="string" table:style-name="ce7">
            <text:p>567432FD</text:p>
          </table:table-cell>
          <table:table-cell table:style-name="ce1"/>
          <table:table-cell office:value-type="string" table:style-name="ce7">
            <text:p>567432FD</text:p>
          </table:table-cell>
          <table:table-cell office:value-type="string" table:style-name="ce1">
            <text:p><text:s/>Janos</text:p>
          </table:table-cell>
          <table:table-cell office:value-type="string" table:style-name="ce3">
            <text:p><text:a xlink:href="mailto:nagyjanos@gmail.com">nagyjanos@gmail.com</text:a>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Bosco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stafford</text:p>
          </table:table-cell>
          <table:table-cell office:value-type="date" office:date-value="2016-03-18T00:00:00" table:style-name="ce2">
            <text:p>2016.03.18</text:p>
          </table:table-cell>
          <table:table-cell office:value-type="string" table:style-name="ce1">
            <text:p>kan</text:p>
          </table:table-cell>
          <table:table-cell table:style-name="ce1"/>
          <table:table-cell office:value-type="date" office:date-value="2023-09-11T00:00:00" table:style-name="ce2">
            <text:p>2023.09.11</text:p>
          </table:table-cell>
          <table:table-cell table:number-columns-repeated="2" table:style-name="ce1"/>
          <table:table-cell office:value-type="string" table:style-name="ce6">
            <text:p>Pocok</text:p>
          </table:table-cell>
          <table:table-cell office:value-type="date" office:date-value="2023-10-02T00:00:00" table:style-name="ce7">
            <text:p>2023.10.02</text:p>
          </table:table-cell>
          <table:table-cell office:value-type="string" table:style-name="ce7">
            <text:p>632901FF</text:p>
          </table:table-cell>
          <table:table-cell table:style-name="ce1"/>
          <table:table-cell office:value-type="string" table:style-name="ce7">
            <text:p>632901FF</text:p>
          </table:table-cell>
          <table:table-cell office:value-type="string" table:style-name="ce1">
            <text:p>Kálmán</text:p>
          </table:table-cell>
          <table:table-cell office:value-type="string" table:style-name="ce3">
            <text:p><text:a xlink:href="mailto:kálmán@gmail.com">kálmán@gmail.com</text:a>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András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vizsla</text:p>
          </table:table-cell>
          <table:table-cell office:value-type="date" office:date-value="2018-09-11T00:00:00" table:style-name="ce2">
            <text:p>2018.09.11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e nincs</text:p>
          </table:table-cell>
          <table:table-cell office:value-type="date" office:date-value="2022-11-22T00:00:00" table:style-name="ce2">
            <text:p>2022.11.22</text:p>
          </table:table-cell>
          <table:table-cell table:number-columns-repeated="2" table:style-name="ce1"/>
          <table:table-cell office:value-type="string" table:style-name="ce6">
            <text:p>Maci</text:p>
          </table:table-cell>
          <table:table-cell office:value-type="date" office:date-value="2022-10-02T00:00:00" table:style-name="ce7">
            <text:p>2022.10.02</text:p>
          </table:table-cell>
          <table:table-cell office:value-type="string" table:style-name="ce7">
            <text:p>306012BC</text:p>
          </table:table-cell>
          <table:table-cell table:style-name="ce1"/>
          <table:table-cell office:value-type="string" table:style-name="ce7">
            <text:p>306012BC</text:p>
          </table:table-cell>
          <table:table-cell office:value-type="string" table:style-name="ce1">
            <text:p>Majka</text:p>
          </table:table-cell>
          <table:table-cell office:value-type="string" table:style-name="ce3">
            <text:p><text:a xlink:href="mailto:majka@gmail.hu">majka@gmail.hu</text:a>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Franko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buldog</text:p>
          </table:table-cell>
          <table:table-cell office:value-type="date" office:date-value="2018-10-10T00:00:00" table:style-name="ce2">
            <text:p>2018.10.10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e nincs</text:p>
          </table:table-cell>
          <table:table-cell office:value-type="date" office:date-value="2023-08-10T00:00:00" table:style-name="ce2">
            <text:p>2023.08.10</text:p>
          </table:table-cell>
          <table:table-cell table:number-columns-repeated="2" table:style-name="ce1"/>
          <table:table-cell office:value-type="string" table:style-name="ce6">
            <text:p>Bodri</text:p>
          </table:table-cell>
          <table:table-cell office:value-type="date" office:date-value="2023-10-08T00:00:00" table:style-name="ce7">
            <text:p>2023.10.08</text:p>
          </table:table-cell>
          <table:table-cell office:value-type="string" table:style-name="ce7">
            <text:p>123456AB</text:p>
          </table:table-cell>
          <table:table-cell table:style-name="ce1"/>
          <table:table-cell office:value-type="string" table:style-name="ce7">
            <text:p>123456AB</text:p>
          </table:table-cell>
          <table:table-cell office:value-type="string" table:style-name="ce1">
            <text:p>Elemér</text:p>
          </table:table-cell>
          <table:table-cell office:value-type="string" table:style-name="ce3">
            <text:p><text:a xlink:href="mailto:elemer@posta.hu">elemer@posta.hu</text:a>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Kati</text:p>
          </table:table-cell>
          <table:table-cell office:value-type="string" table:style-name="ce1">
            <text:p>macska</text:p>
          </table:table-cell>
          <table:table-cell office:value-type="string" table:style-name="ce1">
            <text:p>perzsa</text:p>
          </table:table-cell>
          <table:table-cell office:value-type="date" office:date-value="2018-10-17T00:00:00" table:style-name="ce2">
            <text:p>2018.10.17</text:p>
          </table:table-cell>
          <table:table-cell office:value-type="string" table:style-name="ce1">
            <text:p>szuka</text:p>
          </table:table-cell>
          <table:table-cell office:value-type="string" table:style-name="ce1">
            <text:p>beteg</text:p>
          </table:table-cell>
          <table:table-cell office:value-type="date" office:date-value="2023-08-16T00:00:00" table:style-name="ce2">
            <text:p>2023.08.16</text:p>
          </table:table-cell>
          <table:table-cell table:number-columns-repeated="2" table:style-name="ce1"/>
          <table:table-cell office:value-type="string" table:style-name="ce6">
            <text:p>Cirmi</text:p>
          </table:table-cell>
          <table:table-cell office:value-type="date" office:date-value="2021-10-10T00:00:00" table:style-name="ce7">
            <text:p>2021.10.10</text:p>
          </table:table-cell>
          <table:table-cell office:value-type="string" table:style-name="ce7">
            <text:p>789546BK</text:p>
          </table:table-cell>
          <table:table-cell table:style-name="ce1"/>
          <table:table-cell office:value-type="string" table:style-name="ce7">
            <text:p>789546BK</text:p>
          </table:table-cell>
          <table:table-cell office:value-type="string" table:style-name="ce1">
            <text:p>Béla</text:p>
          </table:table-cell>
          <table:table-cell office:value-type="string" table:style-name="ce3">
            <text:p><text:a xlink:href="mailto:belavagyok@gmail.com">belavagyok@gmail.com</text:a>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Pocok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tacskó</text:p>
          </table:table-cell>
          <table:table-cell office:value-type="date" office:date-value="2019-03-05T00:00:00" table:style-name="ce2">
            <text:p>2019.03.05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e nincs</text:p>
          </table:table-cell>
          <table:table-cell office:value-type="date" office:date-value="2023-09-24T00:00:00" table:style-name="ce2">
            <text:p>2023.09.24</text:p>
          </table:table-cell>
          <table:table-cell table:number-columns-repeated="2" table:style-name="ce1"/>
          <table:table-cell office:value-type="string" table:style-name="ce6">
            <text:p>Maszat</text:p>
          </table:table-cell>
          <table:table-cell office:value-type="date" office:date-value="2023-03-01T00:00:00" table:style-name="ce7">
            <text:p>2023.03.01</text:p>
          </table:table-cell>
          <table:table-cell office:value-type="string" table:style-name="ce7">
            <text:p>199919JO</text:p>
          </table:table-cell>
          <table:table-cell table:style-name="ce1"/>
          <table:table-cell office:value-type="string" table:style-name="ce7">
            <text:p>199919JO</text:p>
          </table:table-cell>
          <table:table-cell office:value-type="string" table:style-name="ce1">
            <text:p>Pista</text:p>
          </table:table-cell>
          <table:table-cell office:value-type="string" table:style-name="ce3">
            <text:p><text:a xlink:href="mailto:mcpista@freemail.hu">mcpista@freemail.hu</text:a>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Maci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németjuhasz</text:p>
          </table:table-cell>
          <table:table-cell office:value-type="date" office:date-value="2019-10-01T00:00:00" table:style-name="ce2">
            <text:p>2019.10.01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egészséges</text:p>
          </table:table-cell>
          <table:table-cell office:value-type="date" office:date-value="2020-10-01T00:00:00" table:style-name="ce2">
            <text:p>2020.10.01</text:p>
          </table:table-cell>
          <table:table-cell table:number-columns-repeated="2" table:style-name="ce1"/>
          <table:table-cell office:value-type="string" table:style-name="ce6">
            <text:p>Gazsi</text:p>
          </table:table-cell>
          <table:table-cell office:value-type="date" office:date-value="2023-10-10T00:00:00" table:style-name="ce7">
            <text:p>2023.10.10</text:p>
          </table:table-cell>
          <table:table-cell office:value-type="string" table:style-name="ce7">
            <text:p>543235HR</text:p>
          </table:table-cell>
          <table:table-cell table:style-name="ce1"/>
          <table:table-cell office:value-type="string" table:style-name="ce7">
            <text:p>543235HR</text:p>
          </table:table-cell>
          <table:table-cell office:value-type="string" table:style-name="ce1">
            <text:p>Blanka</text:p>
          </table:table-cell>
          <table:table-cell office:value-type="string" table:style-name="ce3">
            <text:p><text:a xlink:href="mailto:kutyabarat11@citromail.hu">kutyabarat11@citromail.hu</text:a>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Bodri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puli</text:p>
          </table:table-cell>
          <table:table-cell office:value-type="date" office:date-value="2020-10-10T00:00:00" table:style-name="ce2">
            <text:p>2020.10.10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e nincs</text:p>
          </table:table-cell>
          <table:table-cell office:value-type="date" office:date-value="2023-09-09T00:00:00" table:style-name="ce2">
            <text:p>2023.09.09</text:p>
          </table:table-cell>
          <table:table-cell table:number-columns-repeated="2" table:style-name="ce1"/>
          <table:table-cell office:value-type="string" table:style-name="ce6">
            <text:p>Mónika</text:p>
          </table:table-cell>
          <table:table-cell office:value-type="date" office:date-value="2022-05-02T00:00:00" table:style-name="ce7">
            <text:p>2022.05.02</text:p>
          </table:table-cell>
          <table:table-cell office:value-type="string" table:style-name="ce7">
            <text:p>34t456EF</text:p>
          </table:table-cell>
          <table:table-cell table:style-name="ce1"/>
          <table:table-cell office:value-type="string" table:style-name="ce7">
            <text:p>34t456EF</text:p>
          </table:table-cell>
          <table:table-cell office:value-type="string" table:style-name="ce1">
            <text:p>Edit anya</text:p>
          </table:table-cell>
          <table:table-cell office:value-type="string" table:style-name="ce3">
            <text:p><text:a xlink:href="mailto:edit_anyu@gmail.com">edit_anyu@gmail.com</text:a></text:p>
          </table:table-cell>
          <table:table-cell table:number-columns-repeated="16368"/>
        </table:table-row>
        <table:table-row table:style-name="ro1">
          <table:table-cell office:value-type="string" table:style-name="ce6">
            <text:p>Cirmi</text:p>
          </table:table-cell>
          <table:table-cell office:value-type="string" table:style-name="ce1">
            <text:p>macska</text:p>
          </table:table-cell>
          <table:table-cell office:value-type="string" table:style-name="ce1">
            <text:p>perzsa</text:p>
          </table:table-cell>
          <table:table-cell office:value-type="date" office:date-value="2020-10-20T00:00:00" table:style-name="ce2">
            <text:p>2020.10.20</text:p>
          </table:table-cell>
          <table:table-cell office:value-type="string" table:style-name="ce1">
            <text:p>szuka</text:p>
          </table:table-cell>
          <table:table-cell office:value-type="string" table:style-name="ce1">
            <text:p>betegsége nincs</text:p>
          </table:table-cell>
          <table:table-cell office:value-type="date" office:date-value="2021-02-10T00:00:00" table:style-name="ce2">
            <text:p>2021.02.1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Maszat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Tibeti Masztiff</text:p>
          </table:table-cell>
          <table:table-cell office:value-type="date" office:date-value="2021-01-01T00:00:00" table:style-name="ce2">
            <text:p>2021.01.01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 nincs</text:p>
          </table:table-cell>
          <table:table-cell office:value-type="date" office:date-value="2023-02-27T00:00:00" table:style-name="ce2">
            <text:p>2023.02.2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alco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palotapincsi</text:p>
          </table:table-cell>
          <table:table-cell office:value-type="date" office:date-value="2021-01-05T00:00:00" table:style-name="ce2">
            <text:p>2021.01.05</text:p>
          </table:table-cell>
          <table:table-cell office:value-type="string" table:style-name="ce1">
            <text:p>szuka</text:p>
          </table:table-cell>
          <table:table-cell office:value-type="string" table:style-name="ce4">
            <text:p>játékos</text:p>
          </table:table-cell>
          <table:table-cell office:value-type="date" office:date-value="2021-03-16T00:00:00" table:style-name="ce2">
            <text:p>2021.03.1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Gazsi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Mobsz</text:p>
          </table:table-cell>
          <table:table-cell office:value-type="date" office:date-value="2021-01-11T00:00:00" table:style-name="ce2">
            <text:p>2021.01.11</text:p>
          </table:table-cell>
          <table:table-cell office:value-type="string" table:style-name="ce1">
            <text:p>szuka</text:p>
          </table:table-cell>
          <table:table-cell office:value-type="string" table:style-name="ce1">
            <text:p>csinos</text:p>
          </table:table-cell>
          <table:table-cell office:value-type="date" office:date-value="2023-05-10T00:00:00" table:style-name="ce2">
            <text:p>2023.05.1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Mónika</text:p>
          </table:table-cell>
          <table:table-cell office:value-type="string" table:style-name="ce1">
            <text:p>matka</text:p>
          </table:table-cell>
          <table:table-cell office:value-type="string" table:style-name="ce1">
            <text:p>utca matka</text:p>
          </table:table-cell>
          <table:table-cell office:value-type="date" office:date-value="2024-01-01T00:00:00" table:style-name="ce2">
            <text:p>2024.01.01</text:p>
          </table:table-cell>
          <table:table-cell office:value-type="string" table:style-name="ce1">
            <text:p>szuka</text:p>
          </table:table-cell>
          <table:table-cell office:value-type="string" table:style-name="ce1">
            <text:p>allandoan fial</text:p>
          </table:table-cell>
          <table:table-cell office:value-type="date" office:date-value="1956-08-06T00:00:00" table:style-name="ce2">
            <text:p>1956.08.06</text:p>
          </table:table-cell>
          <table:table-cell table:number-columns-repeated="16377"/>
        </table:table-row>
        <table:table-row table:number-rows-repeated="1048558" table:style-name="ro1">
          <table:table-cell table:number-columns-repeated="16384"/>
        </table:table-row>
      </table:table>
      <table:table table:name="1N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16370" table:default-cell-style-name="ce1"/>
        <table:table-row table:style-name="ro1">
          <table:table-cell office:value-type="string" table:style-name="ce1">
            <text:p>Állat</text:p>
          </table:table-cell>
          <table:table-cell table:number-columns-repeated="8" table:style-name="ce1"/>
          <table:table-cell office:value-type="string" table:style-name="ce1">
            <text:p>Örökbefogadá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5">
            <text:p>allat_neve</text:p>
          </table:table-cell>
          <table:table-cell office:value-type="string" table:style-name="ce5">
            <text:p>faj</text:p>
          </table:table-cell>
          <table:table-cell office:value-type="string" table:style-name="ce5">
            <text:p>fajta</text:p>
          </table:table-cell>
          <table:table-cell office:value-type="string" table:style-name="ce5">
            <text:p>szuletesi_ido</text:p>
          </table:table-cell>
          <table:table-cell office:value-type="string" table:style-name="ce5">
            <text:p>nem</text:p>
          </table:table-cell>
          <table:table-cell office:value-type="string" table:style-name="ce5">
            <text:p>megjegyzes</text:p>
          </table:table-cell>
          <table:table-cell office:value-type="string" table:style-name="ce5">
            <text:p>nyilvantartasban</text:p>
          </table:table-cell>
          <table:table-cell table:number-columns-repeated="2" table:style-name="ce1"/>
          <table:table-cell office:value-type="string" table:style-name="ce5">
            <text:p>allat_neve</text:p>
          </table:table-cell>
          <table:table-cell office:value-type="string" table:style-name="ce5">
            <text:p>orokbefogadas</text:p>
          </table:table-cell>
          <table:table-cell office:value-type="string" table:style-name="ce5">
            <text:p>igazolvanyszam</text:p>
          </table:table-cell>
          <table:table-cell office:value-type="string" table:style-name="ce5">
            <text:p>orokbefogado_neve</text:p>
          </table:table-cell>
          <table:table-cell office:value-type="string" table:style-name="ce5">
            <text:p>emailcim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Métisz</text:p>
          </table:table-cell>
          <table:table-cell office:value-type="string" table:style-name="ce1">
            <text:p>macska</text:p>
          </table:table-cell>
          <table:table-cell office:value-type="string" table:style-name="ce1">
            <text:p>Maine Coon</text:p>
          </table:table-cell>
          <table:table-cell office:value-type="date" office:date-value="2009-01-22T00:00:00" table:style-name="ce2">
            <text:p>2009.01.22</text:p>
          </table:table-cell>
          <table:table-cell office:value-type="string" table:style-name="ce1">
            <text:p>szuka</text:p>
          </table:table-cell>
          <table:table-cell office:value-type="string" table:style-name="ce1">
            <text:p>betegség nincs</text:p>
          </table:table-cell>
          <table:table-cell office:value-type="date" office:date-value="2020-11-20T00:00:00" table:style-name="ce2">
            <text:p>2020.11.20</text:p>
          </table:table-cell>
          <table:table-cell table:number-columns-repeated="2" table:style-name="ce1"/>
          <table:table-cell office:value-type="string" table:style-name="ce6">
            <text:p>Morcika</text:p>
          </table:table-cell>
          <table:table-cell office:value-type="date" office:date-value="2022-10-15T00:00:00" table:style-name="ce7">
            <text:p>2022.10.15</text:p>
          </table:table-cell>
          <table:table-cell office:value-type="string" table:style-name="ce7">
            <text:p>152525MJ</text:p>
          </table:table-cell>
          <table:table-cell office:value-type="string" table:style-name="ce1">
            <text:p>Józsika</text:p>
          </table:table-cell>
          <table:table-cell office:value-type="string" table:style-name="ce3">
            <text:p><text:a xlink:href="mailto:jozsibacsi@hotmail.com">jozsibacsi@hotmail.com</text:a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Tacsi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tacskó</text:p>
          </table:table-cell>
          <table:table-cell office:value-type="date" office:date-value="2014-05-07T00:00:00" table:style-name="ce2">
            <text:p>2014.05.07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rákos, szürkehályog, rokkant</text:p>
          </table:table-cell>
          <table:table-cell office:value-type="date" office:date-value="2018-09-18T00:00:00" table:style-name="ce2">
            <text:p>2018.09.18</text:p>
          </table:table-cell>
          <table:table-cell table:number-columns-repeated="2" table:style-name="ce1"/>
          <table:table-cell office:value-type="string" table:style-name="ce6">
            <text:p>András</text:p>
          </table:table-cell>
          <table:table-cell office:value-type="date" office:date-value="2023-05-23T00:00:00" table:style-name="ce7">
            <text:p>2023.05.23</text:p>
          </table:table-cell>
          <table:table-cell office:value-type="string" table:style-name="ce7">
            <text:p>194425BB</text:p>
          </table:table-cell>
          <table:table-cell office:value-type="string" table:style-name="ce1">
            <text:p>Ferenc</text:p>
          </table:table-cell>
          <table:table-cell office:value-type="string" table:style-name="ce3">
            <text:p><text:a xlink:href="mailto:ferike34@gmail.com">ferike34@gmail.com</text:a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Joker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kangal</text:p>
          </table:table-cell>
          <table:table-cell office:value-type="date" office:date-value="2015-02-08T00:00:00" table:style-name="ce2">
            <text:p>2015.02.08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e nincs</text:p>
          </table:table-cell>
          <table:table-cell office:value-type="date" office:date-value="2023-07-19T00:00:00" table:style-name="ce2">
            <text:p>2023.07.19</text:p>
          </table:table-cell>
          <table:table-cell table:number-columns-repeated="2" table:style-name="ce1"/>
          <table:table-cell office:value-type="string" table:style-name="ce6">
            <text:p>Franko</text:p>
          </table:table-cell>
          <table:table-cell office:value-type="date" office:date-value="2023-10-10T00:00:00" table:style-name="ce7">
            <text:p>2023.10.10</text:p>
          </table:table-cell>
          <table:table-cell office:value-type="string" table:style-name="ce7">
            <text:p>987654EF</text:p>
          </table:table-cell>
          <table:table-cell office:value-type="string" table:style-name="ce1">
            <text:p>Adam</text:p>
          </table:table-cell>
          <table:table-cell office:value-type="string" table:style-name="ce3">
            <text:p><text:a xlink:href="mailto:nagyadam@gmail.com">nagyadam@gmail.com</text:a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Morcika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Rottweiler</text:p>
          </table:table-cell>
          <table:table-cell office:value-type="date" office:date-value="2015-12-24T00:00:00" table:style-name="ce2">
            <text:p>2015.12.24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e nincs</text:p>
          </table:table-cell>
          <table:table-cell office:value-type="date" office:date-value="2020-10-15T00:00:00" table:style-name="ce2">
            <text:p>2020.10.15</text:p>
          </table:table-cell>
          <table:table-cell table:number-columns-repeated="2" table:style-name="ce1"/>
          <table:table-cell office:value-type="string" table:style-name="ce6">
            <text:p>Kati</text:p>
          </table:table-cell>
          <table:table-cell office:value-type="date" office:date-value="2023-10-22T00:00:00" table:style-name="ce7">
            <text:p>2023.10.22</text:p>
          </table:table-cell>
          <table:table-cell office:value-type="string" table:style-name="ce7">
            <text:p>567432FD</text:p>
          </table:table-cell>
          <table:table-cell office:value-type="string" table:style-name="ce1">
            <text:p><text:s/>Janos</text:p>
          </table:table-cell>
          <table:table-cell office:value-type="string" table:style-name="ce3">
            <text:p><text:a xlink:href="mailto:nagyjanos@gmail.com">nagyjanos@gmail.com</text:a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Bosco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stafford</text:p>
          </table:table-cell>
          <table:table-cell office:value-type="date" office:date-value="2016-03-18T00:00:00" table:style-name="ce2">
            <text:p>2016.03.18</text:p>
          </table:table-cell>
          <table:table-cell office:value-type="string" table:style-name="ce1">
            <text:p>kan</text:p>
          </table:table-cell>
          <table:table-cell table:style-name="ce1"/>
          <table:table-cell office:value-type="date" office:date-value="2023-09-11T00:00:00" table:style-name="ce2">
            <text:p>2023.09.11</text:p>
          </table:table-cell>
          <table:table-cell table:number-columns-repeated="2" table:style-name="ce1"/>
          <table:table-cell office:value-type="string" table:style-name="ce6">
            <text:p>Pocok</text:p>
          </table:table-cell>
          <table:table-cell office:value-type="date" office:date-value="2023-10-02T00:00:00" table:style-name="ce7">
            <text:p>2023.10.02</text:p>
          </table:table-cell>
          <table:table-cell office:value-type="string" table:style-name="ce7">
            <text:p>632901FF</text:p>
          </table:table-cell>
          <table:table-cell office:value-type="string" table:style-name="ce1">
            <text:p>Kálmán</text:p>
          </table:table-cell>
          <table:table-cell office:value-type="string" table:style-name="ce3">
            <text:p><text:a xlink:href="mailto:kálmán@gmail.com">kálmán@gmail.com</text:a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András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vizsla</text:p>
          </table:table-cell>
          <table:table-cell office:value-type="date" office:date-value="2018-09-11T00:00:00" table:style-name="ce2">
            <text:p>2018.09.11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e nincs</text:p>
          </table:table-cell>
          <table:table-cell office:value-type="date" office:date-value="2022-11-22T00:00:00" table:style-name="ce2">
            <text:p>2022.11.22</text:p>
          </table:table-cell>
          <table:table-cell table:number-columns-repeated="2" table:style-name="ce1"/>
          <table:table-cell office:value-type="string" table:style-name="ce6">
            <text:p>Maci</text:p>
          </table:table-cell>
          <table:table-cell office:value-type="date" office:date-value="2022-10-02T00:00:00" table:style-name="ce7">
            <text:p>2022.10.02</text:p>
          </table:table-cell>
          <table:table-cell office:value-type="string" table:style-name="ce7">
            <text:p>306012BC</text:p>
          </table:table-cell>
          <table:table-cell office:value-type="string" table:style-name="ce1">
            <text:p>Majka</text:p>
          </table:table-cell>
          <table:table-cell office:value-type="string" table:style-name="ce3">
            <text:p><text:a xlink:href="mailto:majka@gmail.hu">majka@gmail.hu</text:a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ranko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buldog</text:p>
          </table:table-cell>
          <table:table-cell office:value-type="date" office:date-value="2018-10-10T00:00:00" table:style-name="ce2">
            <text:p>2018.10.10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e nincs</text:p>
          </table:table-cell>
          <table:table-cell office:value-type="date" office:date-value="2023-08-10T00:00:00" table:style-name="ce2">
            <text:p>2023.08.10</text:p>
          </table:table-cell>
          <table:table-cell table:number-columns-repeated="2" table:style-name="ce1"/>
          <table:table-cell office:value-type="string" table:style-name="ce6">
            <text:p>Bodri</text:p>
          </table:table-cell>
          <table:table-cell office:value-type="date" office:date-value="2023-10-08T00:00:00" table:style-name="ce7">
            <text:p>2023.10.08</text:p>
          </table:table-cell>
          <table:table-cell office:value-type="string" table:style-name="ce7">
            <text:p>123456AB</text:p>
          </table:table-cell>
          <table:table-cell office:value-type="string" table:style-name="ce1">
            <text:p>Elemér</text:p>
          </table:table-cell>
          <table:table-cell office:value-type="string" table:style-name="ce3">
            <text:p><text:a xlink:href="mailto:elemer@posta.hu">elemer@posta.hu</text:a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Kati</text:p>
          </table:table-cell>
          <table:table-cell office:value-type="string" table:style-name="ce1">
            <text:p>macska</text:p>
          </table:table-cell>
          <table:table-cell office:value-type="string" table:style-name="ce1">
            <text:p>perzsa</text:p>
          </table:table-cell>
          <table:table-cell office:value-type="date" office:date-value="2018-10-17T00:00:00" table:style-name="ce2">
            <text:p>2018.10.17</text:p>
          </table:table-cell>
          <table:table-cell office:value-type="string" table:style-name="ce1">
            <text:p>szuka</text:p>
          </table:table-cell>
          <table:table-cell office:value-type="string" table:style-name="ce1">
            <text:p>beteg</text:p>
          </table:table-cell>
          <table:table-cell office:value-type="date" office:date-value="2023-08-16T00:00:00" table:style-name="ce2">
            <text:p>2023.08.16</text:p>
          </table:table-cell>
          <table:table-cell table:number-columns-repeated="2" table:style-name="ce1"/>
          <table:table-cell office:value-type="string" table:style-name="ce6">
            <text:p>Cirmi</text:p>
          </table:table-cell>
          <table:table-cell office:value-type="date" office:date-value="2021-10-10T00:00:00" table:style-name="ce7">
            <text:p>2021.10.10</text:p>
          </table:table-cell>
          <table:table-cell office:value-type="string" table:style-name="ce7">
            <text:p>789546BK</text:p>
          </table:table-cell>
          <table:table-cell office:value-type="string" table:style-name="ce1">
            <text:p>Béla</text:p>
          </table:table-cell>
          <table:table-cell office:value-type="string" table:style-name="ce3">
            <text:p><text:a xlink:href="mailto:belavagyok@gmail.com">belavagyok@gmail.com</text:a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Pocok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tacskó</text:p>
          </table:table-cell>
          <table:table-cell office:value-type="date" office:date-value="2019-03-05T00:00:00" table:style-name="ce2">
            <text:p>2019.03.05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e nincs</text:p>
          </table:table-cell>
          <table:table-cell office:value-type="date" office:date-value="2023-09-24T00:00:00" table:style-name="ce2">
            <text:p>2023.09.24</text:p>
          </table:table-cell>
          <table:table-cell table:number-columns-repeated="2" table:style-name="ce1"/>
          <table:table-cell office:value-type="string" table:style-name="ce6">
            <text:p>Maszat</text:p>
          </table:table-cell>
          <table:table-cell office:value-type="date" office:date-value="2023-03-01T00:00:00" table:style-name="ce7">
            <text:p>2023.03.01</text:p>
          </table:table-cell>
          <table:table-cell office:value-type="string" table:style-name="ce7">
            <text:p>199919JO</text:p>
          </table:table-cell>
          <table:table-cell office:value-type="string" table:style-name="ce1">
            <text:p>Pista</text:p>
          </table:table-cell>
          <table:table-cell office:value-type="string" table:style-name="ce3">
            <text:p><text:a xlink:href="mailto:mcpista@freemail.hu">mcpista@freemail.hu</text:a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Maci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németjuhasz</text:p>
          </table:table-cell>
          <table:table-cell office:value-type="date" office:date-value="2019-10-01T00:00:00" table:style-name="ce2">
            <text:p>2019.10.01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egészséges</text:p>
          </table:table-cell>
          <table:table-cell office:value-type="date" office:date-value="2020-10-01T00:00:00" table:style-name="ce2">
            <text:p>2020.10.01</text:p>
          </table:table-cell>
          <table:table-cell table:number-columns-repeated="2" table:style-name="ce1"/>
          <table:table-cell office:value-type="string" table:style-name="ce6">
            <text:p>Gazsi</text:p>
          </table:table-cell>
          <table:table-cell office:value-type="date" office:date-value="2023-10-10T00:00:00" table:style-name="ce7">
            <text:p>2023.10.10</text:p>
          </table:table-cell>
          <table:table-cell office:value-type="string" table:style-name="ce7">
            <text:p>543235HR</text:p>
          </table:table-cell>
          <table:table-cell office:value-type="string" table:style-name="ce1">
            <text:p>Blanka</text:p>
          </table:table-cell>
          <table:table-cell office:value-type="string" table:style-name="ce3">
            <text:p><text:a xlink:href="mailto:kutyabarat11@citromail.hu">kutyabarat11@citromail.hu</text:a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Bodri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puli</text:p>
          </table:table-cell>
          <table:table-cell office:value-type="date" office:date-value="2020-10-10T00:00:00" table:style-name="ce2">
            <text:p>2020.10.10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e nincs</text:p>
          </table:table-cell>
          <table:table-cell office:value-type="date" office:date-value="2023-09-09T00:00:00" table:style-name="ce2">
            <text:p>2023.09.09</text:p>
          </table:table-cell>
          <table:table-cell table:number-columns-repeated="2" table:style-name="ce1"/>
          <table:table-cell office:value-type="string" table:style-name="ce6">
            <text:p>Mónika</text:p>
          </table:table-cell>
          <table:table-cell office:value-type="date" office:date-value="2022-05-02T00:00:00" table:style-name="ce7">
            <text:p>2022.05.02</text:p>
          </table:table-cell>
          <table:table-cell office:value-type="string" table:style-name="ce7">
            <text:p>34t456EF</text:p>
          </table:table-cell>
          <table:table-cell office:value-type="string" table:style-name="ce1">
            <text:p>Edit anya</text:p>
          </table:table-cell>
          <table:table-cell office:value-type="string" table:style-name="ce3">
            <text:p><text:a xlink:href="mailto:edit_anyu@gmail.com">edit_anyu@gmail.com</text:a>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Cirmi</text:p>
          </table:table-cell>
          <table:table-cell office:value-type="string" table:style-name="ce1">
            <text:p>macska</text:p>
          </table:table-cell>
          <table:table-cell office:value-type="string" table:style-name="ce1">
            <text:p>perzsa</text:p>
          </table:table-cell>
          <table:table-cell office:value-type="date" office:date-value="2020-10-20T00:00:00" table:style-name="ce2">
            <text:p>2020.10.20</text:p>
          </table:table-cell>
          <table:table-cell office:value-type="string" table:style-name="ce1">
            <text:p>szuka</text:p>
          </table:table-cell>
          <table:table-cell office:value-type="string" table:style-name="ce1">
            <text:p>betegsége nincs</text:p>
          </table:table-cell>
          <table:table-cell office:value-type="date" office:date-value="2021-02-10T00:00:00" table:style-name="ce2">
            <text:p>2021.02.1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Maszat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Tibeti Masztiff</text:p>
          </table:table-cell>
          <table:table-cell office:value-type="date" office:date-value="2021-01-01T00:00:00" table:style-name="ce2">
            <text:p>2021.01.01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 nincs</text:p>
          </table:table-cell>
          <table:table-cell office:value-type="date" office:date-value="2023-02-27T00:00:00" table:style-name="ce2">
            <text:p>2023.02.2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alco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palotapincsi</text:p>
          </table:table-cell>
          <table:table-cell office:value-type="date" office:date-value="2021-01-05T00:00:00" table:style-name="ce2">
            <text:p>2021.01.05</text:p>
          </table:table-cell>
          <table:table-cell office:value-type="string" table:style-name="ce1">
            <text:p>szuka</text:p>
          </table:table-cell>
          <table:table-cell office:value-type="string" table:style-name="ce4">
            <text:p>játékos</text:p>
          </table:table-cell>
          <table:table-cell office:value-type="date" office:date-value="2021-03-16T00:00:00" table:style-name="ce2">
            <text:p>2021.03.1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Gazsi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Mobsz</text:p>
          </table:table-cell>
          <table:table-cell office:value-type="date" office:date-value="2021-01-11T00:00:00" table:style-name="ce2">
            <text:p>2021.01.11</text:p>
          </table:table-cell>
          <table:table-cell office:value-type="string" table:style-name="ce1">
            <text:p>szuka</text:p>
          </table:table-cell>
          <table:table-cell office:value-type="string" table:style-name="ce1">
            <text:p>csinos</text:p>
          </table:table-cell>
          <table:table-cell office:value-type="date" office:date-value="2023-05-10T00:00:00" table:style-name="ce2">
            <text:p>2023.05.1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Mónika</text:p>
          </table:table-cell>
          <table:table-cell office:value-type="string" table:style-name="ce1">
            <text:p>matka</text:p>
          </table:table-cell>
          <table:table-cell office:value-type="string" table:style-name="ce1">
            <text:p>utca matka</text:p>
          </table:table-cell>
          <table:table-cell office:value-type="date" office:date-value="2024-01-01T00:00:00" table:style-name="ce2">
            <text:p>2024.01.01</text:p>
          </table:table-cell>
          <table:table-cell office:value-type="string" table:style-name="ce1">
            <text:p>szuka</text:p>
          </table:table-cell>
          <table:table-cell office:value-type="string" table:style-name="ce1">
            <text:p>allandoan fial</text:p>
          </table:table-cell>
          <table:table-cell office:value-type="date" office:date-value="1956-08-06T00:00:00" table:style-name="ce2">
            <text:p>1956.08.06</text:p>
          </table:table-cell>
          <table:table-cell table:number-columns-repeated="16377"/>
        </table:table-row>
        <table:table-row table:number-rows-repeated="1048558" table:style-name="ro1">
          <table:table-cell table:number-columns-repeated="16384"/>
        </table:table-row>
      </table:table>
      <table:table table:name="0N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5" table:number-columns-repeated="16373" table:default-cell-style-name="ce1"/>
        <table:table-row table:style-name="ro1">
          <table:table-cell office:value-type="string" table:style-name="ce5">
            <text:p>allat_neve</text:p>
          </table:table-cell>
          <table:table-cell office:value-type="string" table:style-name="ce5">
            <text:p>faj</text:p>
          </table:table-cell>
          <table:table-cell office:value-type="string" table:style-name="ce5">
            <text:p>fajta</text:p>
          </table:table-cell>
          <table:table-cell office:value-type="string" table:style-name="ce5">
            <text:p>szuletesi_ido</text:p>
          </table:table-cell>
          <table:table-cell office:value-type="string" table:style-name="ce5">
            <text:p>nem</text:p>
          </table:table-cell>
          <table:table-cell office:value-type="string" table:style-name="ce5">
            <text:p>megjegyzes</text:p>
          </table:table-cell>
          <table:table-cell office:value-type="string" table:style-name="ce5">
            <text:p>nyilvantartasban</text:p>
          </table:table-cell>
          <table:table-cell office:value-type="string" table:style-name="ce5">
            <text:p>orokbefogadas</text:p>
          </table:table-cell>
          <table:table-cell office:value-type="string" table:style-name="ce5">
            <text:p>orokbefogado_neve</text:p>
          </table:table-cell>
          <table:table-cell office:value-type="string" table:style-name="ce5">
            <text:p>igazolvanyszam</text:p>
          </table:table-cell>
          <table:table-cell office:value-type="string" table:style-name="ce5">
            <text:p>emailcim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Métisz</text:p>
          </table:table-cell>
          <table:table-cell office:value-type="string" table:style-name="ce1">
            <text:p>macska</text:p>
          </table:table-cell>
          <table:table-cell office:value-type="string" table:style-name="ce1">
            <text:p>Maine Coon</text:p>
          </table:table-cell>
          <table:table-cell office:value-type="date" office:date-value="2009-01-22T00:00:00" table:style-name="ce2">
            <text:p>2009.01.22</text:p>
          </table:table-cell>
          <table:table-cell office:value-type="string" table:style-name="ce1">
            <text:p>szuka</text:p>
          </table:table-cell>
          <table:table-cell office:value-type="string" table:style-name="ce1">
            <text:p>betegség nincs</text:p>
          </table:table-cell>
          <table:table-cell office:value-type="date" office:date-value="2020-11-20T00:00:00" table:style-name="ce2">
            <text:p>2020.11.2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Tacsi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tacskó</text:p>
          </table:table-cell>
          <table:table-cell office:value-type="date" office:date-value="2014-05-07T00:00:00" table:style-name="ce2">
            <text:p>2014.05.07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rákos, szürkehályog, rokkant</text:p>
          </table:table-cell>
          <table:table-cell office:value-type="date" office:date-value="2018-09-18T00:00:00" table:style-name="ce2">
            <text:p>2018.09.1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Joker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kangal</text:p>
          </table:table-cell>
          <table:table-cell office:value-type="date" office:date-value="2015-02-08T00:00:00" table:style-name="ce2">
            <text:p>2015.02.08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e nincs</text:p>
          </table:table-cell>
          <table:table-cell office:value-type="date" office:date-value="2023-07-19T00:00:00" table:style-name="ce2">
            <text:p>2023.07.1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Morcika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Rottweiler</text:p>
          </table:table-cell>
          <table:table-cell office:value-type="date" office:date-value="2015-12-24T00:00:00" table:style-name="ce2">
            <text:p>2015.12.24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e nincs</text:p>
          </table:table-cell>
          <table:table-cell office:value-type="date" office:date-value="2020-10-15T00:00:00" table:style-name="ce2">
            <text:p>2020.10.15</text:p>
          </table:table-cell>
          <table:table-cell office:value-type="date" office:date-value="2022-10-15T00:00:00" table:style-name="ce2">
            <text:p>2022.10.15</text:p>
          </table:table-cell>
          <table:table-cell office:value-type="string" table:style-name="ce1">
            <text:p>Józsika</text:p>
          </table:table-cell>
          <table:table-cell office:value-type="string" table:style-name="ce1">
            <text:p>152525MJ</text:p>
          </table:table-cell>
          <table:table-cell office:value-type="string" table:style-name="ce3">
            <text:p><text:a xlink:href="mailto:jozsibacsi@hotmail.com">jozsibacsi@hotmail.com</text:a>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Bosco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stafford</text:p>
          </table:table-cell>
          <table:table-cell office:value-type="date" office:date-value="2016-03-18T00:00:00" table:style-name="ce2">
            <text:p>2016.03.18</text:p>
          </table:table-cell>
          <table:table-cell office:value-type="string" table:style-name="ce1">
            <text:p>kan</text:p>
          </table:table-cell>
          <table:table-cell table:style-name="ce1"/>
          <table:table-cell office:value-type="date" office:date-value="2023-09-11T00:00:00" table:style-name="ce2">
            <text:p>2023.09.1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András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vizsla</text:p>
          </table:table-cell>
          <table:table-cell office:value-type="date" office:date-value="2018-09-11T00:00:00" table:style-name="ce2">
            <text:p>2018.09.11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e nincs</text:p>
          </table:table-cell>
          <table:table-cell office:value-type="date" office:date-value="2022-11-22T00:00:00" table:style-name="ce2">
            <text:p>2022.11.22</text:p>
          </table:table-cell>
          <table:table-cell office:value-type="date" office:date-value="2023-05-23T00:00:00" table:style-name="ce2">
            <text:p>2023.05.23</text:p>
          </table:table-cell>
          <table:table-cell office:value-type="string" table:style-name="ce1">
            <text:p>Ferenc</text:p>
          </table:table-cell>
          <table:table-cell office:value-type="string" table:style-name="ce1">
            <text:p>194425BB</text:p>
          </table:table-cell>
          <table:table-cell office:value-type="string" table:style-name="ce3">
            <text:p><text:a xlink:href="mailto:ferike34@gmail.com">ferike34@gmail.com</text:a>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ranko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buldog</text:p>
          </table:table-cell>
          <table:table-cell office:value-type="date" office:date-value="2018-10-10T00:00:00" table:style-name="ce2">
            <text:p>2018.10.10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e nincs</text:p>
          </table:table-cell>
          <table:table-cell office:value-type="date" office:date-value="2023-08-10T00:00:00" table:style-name="ce2">
            <text:p>2023.08.10</text:p>
          </table:table-cell>
          <table:table-cell office:value-type="date" office:date-value="2023-10-10T00:00:00" table:style-name="ce2">
            <text:p>2023.10.10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987654EF</text:p>
          </table:table-cell>
          <table:table-cell office:value-type="string" table:style-name="ce3">
            <text:p><text:a xlink:href="mailto:nagyadam@gmail.com">nagyadam@gmail.com</text:a>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Kati</text:p>
          </table:table-cell>
          <table:table-cell office:value-type="string" table:style-name="ce1">
            <text:p>macska</text:p>
          </table:table-cell>
          <table:table-cell office:value-type="string" table:style-name="ce1">
            <text:p>perzsa</text:p>
          </table:table-cell>
          <table:table-cell office:value-type="date" office:date-value="2018-10-17T00:00:00" table:style-name="ce2">
            <text:p>2018.10.17</text:p>
          </table:table-cell>
          <table:table-cell office:value-type="string" table:style-name="ce1">
            <text:p>szuka</text:p>
          </table:table-cell>
          <table:table-cell office:value-type="string" table:style-name="ce1">
            <text:p>beteg</text:p>
          </table:table-cell>
          <table:table-cell office:value-type="date" office:date-value="2023-08-16T00:00:00" table:style-name="ce2">
            <text:p>2023.08.16</text:p>
          </table:table-cell>
          <table:table-cell office:value-type="date" office:date-value="2023-10-22T00:00:00" table:style-name="ce2">
            <text:p>2023.10.22</text:p>
          </table:table-cell>
          <table:table-cell office:value-type="string" table:style-name="ce1">
            <text:p><text:s/>Janos</text:p>
          </table:table-cell>
          <table:table-cell office:value-type="string" table:style-name="ce1">
            <text:p>567432FD</text:p>
          </table:table-cell>
          <table:table-cell office:value-type="string" table:style-name="ce3">
            <text:p><text:a xlink:href="mailto:nagyjanos@gmail.com">nagyjanos@gmail.com</text:a>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Pocok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tacskó</text:p>
          </table:table-cell>
          <table:table-cell office:value-type="date" office:date-value="2019-03-05T00:00:00" table:style-name="ce2">
            <text:p>2019.03.05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e nincs</text:p>
          </table:table-cell>
          <table:table-cell office:value-type="date" office:date-value="2023-09-24T00:00:00" table:style-name="ce2">
            <text:p>2023.09.24</text:p>
          </table:table-cell>
          <table:table-cell office:value-type="date" office:date-value="2023-10-02T00:00:00" table:style-name="ce2">
            <text:p>2023.10.02</text:p>
          </table:table-cell>
          <table:table-cell office:value-type="string" table:style-name="ce1">
            <text:p>Kálmán</text:p>
          </table:table-cell>
          <table:table-cell office:value-type="string" table:style-name="ce1">
            <text:p>632901FF</text:p>
          </table:table-cell>
          <table:table-cell office:value-type="string" table:style-name="ce3">
            <text:p><text:a xlink:href="mailto:kálmán@gmail.com">kálmán@gmail.com</text:a>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Maci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németjuhasz</text:p>
          </table:table-cell>
          <table:table-cell office:value-type="date" office:date-value="2019-10-01T00:00:00" table:style-name="ce2">
            <text:p>2019.10.01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egészséges</text:p>
          </table:table-cell>
          <table:table-cell office:value-type="date" office:date-value="2020-10-01T00:00:00" table:style-name="ce2">
            <text:p>2020.10.01</text:p>
          </table:table-cell>
          <table:table-cell office:value-type="date" office:date-value="2022-10-02T00:00:00" table:style-name="ce2">
            <text:p>2022.10.02</text:p>
          </table:table-cell>
          <table:table-cell office:value-type="string" table:style-name="ce1">
            <text:p>Majka</text:p>
          </table:table-cell>
          <table:table-cell office:value-type="string" table:style-name="ce1">
            <text:p>306012BC</text:p>
          </table:table-cell>
          <table:table-cell office:value-type="string" table:style-name="ce3">
            <text:p><text:a xlink:href="mailto:majka@gmail.hu">majka@gmail.hu</text:a>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Bodri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puli</text:p>
          </table:table-cell>
          <table:table-cell office:value-type="date" office:date-value="2020-10-10T00:00:00" table:style-name="ce2">
            <text:p>2020.10.10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e nincs</text:p>
          </table:table-cell>
          <table:table-cell office:value-type="date" office:date-value="2023-09-09T00:00:00" table:style-name="ce2">
            <text:p>2023.09.09</text:p>
          </table:table-cell>
          <table:table-cell office:value-type="date" office:date-value="2023-10-08T00:00:00" table:style-name="ce2">
            <text:p>2023.10.08</text:p>
          </table:table-cell>
          <table:table-cell office:value-type="string" table:style-name="ce1">
            <text:p>Elemér</text:p>
          </table:table-cell>
          <table:table-cell office:value-type="string" table:style-name="ce1">
            <text:p>123456AB</text:p>
          </table:table-cell>
          <table:table-cell office:value-type="string" table:style-name="ce3">
            <text:p><text:a xlink:href="mailto:elemer@posta.hu">elemer@posta.hu</text:a>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Cirmi</text:p>
          </table:table-cell>
          <table:table-cell office:value-type="string" table:style-name="ce1">
            <text:p>macska</text:p>
          </table:table-cell>
          <table:table-cell office:value-type="string" table:style-name="ce1">
            <text:p>perzsa</text:p>
          </table:table-cell>
          <table:table-cell office:value-type="date" office:date-value="2020-10-20T00:00:00" table:style-name="ce2">
            <text:p>2020.10.20</text:p>
          </table:table-cell>
          <table:table-cell office:value-type="string" table:style-name="ce1">
            <text:p>szuka</text:p>
          </table:table-cell>
          <table:table-cell office:value-type="string" table:style-name="ce1">
            <text:p>betegsége nincs</text:p>
          </table:table-cell>
          <table:table-cell office:value-type="date" office:date-value="2021-02-10T00:00:00" table:style-name="ce2">
            <text:p>2021.02.10</text:p>
          </table:table-cell>
          <table:table-cell office:value-type="date" office:date-value="2021-10-10T00:00:00" table:style-name="ce2">
            <text:p>2021.10.10</text:p>
          </table:table-cell>
          <table:table-cell office:value-type="string" table:style-name="ce1">
            <text:p>Béla</text:p>
          </table:table-cell>
          <table:table-cell office:value-type="string" table:style-name="ce1">
            <text:p>789546BK</text:p>
          </table:table-cell>
          <table:table-cell office:value-type="string" table:style-name="ce3">
            <text:p><text:a xlink:href="mailto:belavagyok@gmail.com">belavagyok@gmail.com</text:a>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Maszat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Tibeti Masztiff</text:p>
          </table:table-cell>
          <table:table-cell office:value-type="date" office:date-value="2021-01-01T00:00:00" table:style-name="ce2">
            <text:p>2021.01.01</text:p>
          </table:table-cell>
          <table:table-cell office:value-type="string" table:style-name="ce1">
            <text:p>kan</text:p>
          </table:table-cell>
          <table:table-cell office:value-type="string" table:style-name="ce1">
            <text:p>betegség nincs</text:p>
          </table:table-cell>
          <table:table-cell office:value-type="date" office:date-value="2023-02-27T00:00:00" table:style-name="ce2">
            <text:p>2023.02.27</text:p>
          </table:table-cell>
          <table:table-cell office:value-type="date" office:date-value="2023-03-01T00:00:00" table:style-name="ce2">
            <text:p>2023.03.01</text:p>
          </table:table-cell>
          <table:table-cell office:value-type="string" table:style-name="ce1">
            <text:p>Pista</text:p>
          </table:table-cell>
          <table:table-cell office:value-type="string" table:style-name="ce1">
            <text:p>199919JO</text:p>
          </table:table-cell>
          <table:table-cell office:value-type="string" table:style-name="ce3">
            <text:p><text:a xlink:href="mailto:mcpista@freemail.hu">mcpista@freemail.hu</text:a>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alco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palotapincsi</text:p>
          </table:table-cell>
          <table:table-cell office:value-type="date" office:date-value="2021-01-05T00:00:00" table:style-name="ce2">
            <text:p>2021.01.05</text:p>
          </table:table-cell>
          <table:table-cell office:value-type="string" table:style-name="ce1">
            <text:p>szuka</text:p>
          </table:table-cell>
          <table:table-cell office:value-type="string" table:style-name="ce4">
            <text:p>játékos</text:p>
          </table:table-cell>
          <table:table-cell office:value-type="date" office:date-value="2021-03-16T00:00:00" table:style-name="ce2">
            <text:p>2021.03.1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Gazsi</text:p>
          </table:table-cell>
          <table:table-cell office:value-type="string" table:style-name="ce1">
            <text:p>kutya</text:p>
          </table:table-cell>
          <table:table-cell office:value-type="string" table:style-name="ce1">
            <text:p>Mobsz</text:p>
          </table:table-cell>
          <table:table-cell office:value-type="date" office:date-value="2021-01-11T00:00:00" table:style-name="ce2">
            <text:p>2021.01.11</text:p>
          </table:table-cell>
          <table:table-cell office:value-type="string" table:style-name="ce1">
            <text:p>szuka</text:p>
          </table:table-cell>
          <table:table-cell office:value-type="string" table:style-name="ce1">
            <text:p>csinos</text:p>
          </table:table-cell>
          <table:table-cell office:value-type="date" office:date-value="2023-05-10T00:00:00" table:style-name="ce2">
            <text:p>2023.05.10</text:p>
          </table:table-cell>
          <table:table-cell office:value-type="date" office:date-value="2023-10-10T00:00:00" table:style-name="ce2">
            <text:p>2023.10.10</text:p>
          </table:table-cell>
          <table:table-cell office:value-type="string" table:style-name="ce1">
            <text:p>Blanka</text:p>
          </table:table-cell>
          <table:table-cell office:value-type="string" table:style-name="ce1">
            <text:p>543235HR</text:p>
          </table:table-cell>
          <table:table-cell office:value-type="string" table:style-name="ce3">
            <text:p><text:a xlink:href="mailto:kutyabarat11@citromail.hu">kutyabarat11@citromail.hu</text:a>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Mónika</text:p>
          </table:table-cell>
          <table:table-cell office:value-type="string" table:style-name="ce1">
            <text:p>matka</text:p>
          </table:table-cell>
          <table:table-cell office:value-type="string" table:style-name="ce1">
            <text:p>utca matka</text:p>
          </table:table-cell>
          <table:table-cell office:value-type="date" office:date-value="2024-01-01T00:00:00" table:style-name="ce2">
            <text:p>2024.01.01</text:p>
          </table:table-cell>
          <table:table-cell office:value-type="string" table:style-name="ce1">
            <text:p>szuka</text:p>
          </table:table-cell>
          <table:table-cell office:value-type="string" table:style-name="ce1">
            <text:p>allandoan fial</text:p>
          </table:table-cell>
          <table:table-cell office:value-type="date" office:date-value="1956-08-06T00:00:00" table:style-name="ce2">
            <text:p>1956.08.06</text:p>
          </table:table-cell>
          <table:table-cell office:value-type="date" office:date-value="2022-05-02T00:00:00" table:style-name="ce2">
            <text:p>2022.05.02</text:p>
          </table:table-cell>
          <table:table-cell office:value-type="string" table:style-name="ce1">
            <text:p>Edit anya</text:p>
          </table:table-cell>
          <table:table-cell office:value-type="string" table:style-name="ce1">
            <text:p>34t456EF</text:p>
          </table:table-cell>
          <table:table-cell office:value-type="string" table:style-name="ce3">
            <text:p><text:a xlink:href="mailto:edit_anyu@gmail.com">edit_anyu@gmail.com</text:a></text:p>
          </table:table-cell>
          <table:table-cell table:number-columns-repeated="16373"/>
        </table:table-row>
        <table:table-row table:number-rows-repeated="1048559" table:style-name="ro1">
          <table:table-cell table:number-columns-repeated="16384"/>
        </table:table-row>
      </table:table>
      <table:database-ranges>
        <table:database-range table:target-range-address="0NF.A2:0NF.K17" table:contains-header="false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year number:style="long"/>
      <number:text>.</number:text>
      <number:month number:style="long"/>
      <number:text>.</number:text>
      <number:day number:style="long"/>
    </number:date-style>
    <style:style style:name="Hivatkoz_225_s" style:display-name="Hivatkozás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title/>
    <dc:description/>
    <dc:subject/>
    <meta:initial-creator>Boros Sándor</meta:initial-creator>
    <dc:creator>Boros Sándor</dc:creator>
    <meta:creation-date>2023-10-10T06:22:19Z</meta:creation-date>
    <dc:date>2023-10-10T07:58:46Z</dc:date>
    <meta:user-defined meta:name="ContentTypeId">0x010100666D6AC54C70334BB8BD1EEF433E5D5C</meta:user-defined>
  </office:meta>
</office:document-meta>
</file>